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646in"/>
    </style:style>
    <style:style style:name="co3" style:family="table-column">
      <style:table-column-properties fo:break-before="auto" style:column-width="6.0791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2" style:family="table-cell" style:parent-style-name="Excel_20_Built-in_20_Normal">
      <style:table-cell-properties style:rotation-align="none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5" style:family="table-cell" style:parent-style-name="Excel_20_Built-in_20_Normal">
      <style:table-cell-properties style:text-align-source="fix" style:repeat-content="false" style:rotation-align="none" style:vertical-align="top"/>
      <style:paragraph-properties fo:text-align="center" fo:margin-left="0in"/>
    </style:style>
    <style:style style:name="ce6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DejaVu San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DejaVu San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8" style:family="table-cell" style:parent-style-name="Excel_20_Built-in_20_Normal">
      <style:text-properties style:font-name="Times New Roman" fo:font-size="12pt" fo:language="en" fo:country="US" style:text-underline-mode="continuous" style:text-overline-mode="continuous" style:text-line-through-mode="continuous" style:font-name-asian="DejaVu Sans" style:language-asian="en" style:country-asian="US" style:font-size-complex="6.80000019073486pt" style:language-complex="en" style:country-complex="US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language="en" fo:country="US" fo:font-style="normal" fo:font-weight="normal" style:language-asian="en" style:country-asian="US" style:font-size-complex="6.80000019073486pt"/>
    </style:style>
    <style:style style:name="T2" style:family="text">
      <style:text-properties fo:language="en" fo:country="US" fo:font-style="normal" fo:font-weight="normal" style:language-asian="en" style:country-asian="US" style:font-size-complex="6.80000019073486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/>
          <table:table-cell table:style-name="ce3" office:value-type="string" table:number-columns-spanned="2" table:number-rows-spanned="1">
            <text:p>All single neuron cells including pharyngeal</text:p>
          </table:table-cell>
          <table:covered-table-cell table:style-name="ce3"/>
          <table:table-cell table:style-name="ce5" office:value-type="string">
            <text:p>Neurotransmitter</text:p>
          </table:table-cell>
          <table:table-cell table:style-name="ce5" office:value-type="string">
            <text:p>Recepto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DAL</text:p>
          </table:table-cell>
          <table:table-cell office:value-type="string">
            <text:p><text:a xlink:href="http://wormatlas.org/neurons/Individual%20Neurons/ADAframeset.html">ADAL</text:a></text:p>
          </table:table-cell>
          <table:table-cell office:value-type="string">
            <text:p>Glutamate</text:p>
          </table:table-cell>
          <table:table-cell table:style-name="Default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string">
            <text:p>ADAR</text:p>
          </table:table-cell>
          <table:table-cell office:value-type="string">
            <text:p>Glutamate</text:p>
          </table:table-cell>
          <table:table-cell table:style-name="Default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string">
            <text:p>ADEL</text:p>
          </table:table-cell>
          <table:table-cell office:value-type="string">
            <text:p>Dopamine</text:p>
          </table:table-cell>
          <table:table-cell table:style-name="ce6" office:value-type="string">
            <text:p><text:a xlink:href="http://www.wormbase.org/db/gene/gene?name=WBGene00001053;class=Gene">DOP-2</text:a>, EXP-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string">
            <text:p>ADER</text:p>
          </table:table-cell>
          <table:table-cell office:value-type="string">
            <text:p>Dopamine</text:p>
          </table:table-cell>
          <table:table-cell table:style-name="ce6" office:value-type="string">
            <text:p><text:a xlink:href="http://www.wormbase.org/db/gene/gene?name=WBGene00001053;class=Gene">DOP-2</text:a>, EXP-1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string">
            <text:p>ADFL</text:p>
          </table:table-cell>
          <table:table-cell office:value-type="string">
            <text:p>Serotonin</text:p>
          </table:table-cell>
          <table:table-cell table:style-name="ce6" office:value-type="string">
            <text:p>Express mammalian capsaicin receptor-like protein <text:a xlink:href="http://www.wormbase.org/db/gene/gene?name=WBGene00003889;class=Gene">OSM-9</text:a> (<text:a xlink:href="http://www.jneurosci.org/cgi/content/full/17/21/8259">Colbert et al., 1997</text:a>). Express mammalian capsaicin receptor-like channel protein <text:a xlink:href="http://www.wormbase.org/db/gene/gene?name=WBGene00003839;class=Gene">OCR-2</text:a> (<text:a xlink:href="http://www.wormbase.org/db/misc/paper?name=WBPaper00005350;class=Paper">Tobin et al., 2002</text:a>). SRB-6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string">
            <text:p>ADFR</text:p>
          </table:table-cell>
          <table:table-cell office:value-type="string">
            <text:p>Serotonin</text:p>
          </table:table-cell>
          <table:table-cell table:style-name="ce6" office:value-type="string">
            <text:p>Express mammalian capsaicin receptor-like protein <text:a xlink:href="http://www.wormbase.org/db/gene/gene?name=WBGene00003889;class=Gene">OSM-9</text:a> (<text:a xlink:href="http://www.jneurosci.org/cgi/content/full/17/21/8259">Colbert et al., 1997</text:a>). Express mammalian capsaicin receptor-like channel protein <text:a xlink:href="http://www.wormbase.org/db/gene/gene?name=WBGene00003839;class=Gene">OCR-2</text:a> (<text:a xlink:href="http://www.wormbase.org/db/misc/paper?name=WBPaper00005350;class=Paper">Tobin et al., 2002</text:a>). SRB-6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string">
            <text:p>ADLL</text:p>
          </table:table-cell>
          <table:table-cell/>
          <table:table-cell table:style-name="ce6" office:value-type="string">
            <text:p>Express TRPV (mammalian capsaicin receptor-like channel) proteins <text:a xlink:href="http://www.wormbase.org/db/gene/gene?name=WBGene00003889;class=Gene">OSM-9</text:a> (<text:a xlink:href="http://www.jneurosci.org/cgi/content/full/17/21/8259">Colbert et al., 1997</text:a>), <text:a xlink:href="http://www.wormbase.org/db/gene/gene?name=WBGene00003838;class=Gene">OCR-1 </text:a>and <text:a xlink:href="http://www.wormbase.org/db/gene/gene?name=WBGene00003839;class=Gene">OCR-2</text:a> (<text:a xlink:href="http://www.wormbase.org/db/misc/paper?name=WBPaper00005350;class=Paper">Tobin et al., 2002</text:a>; <text:a xlink:href="http://www.wormbase.org/db/misc/paper?name=WBPaper00005511;class=Paper">de Bono M. et al., 2002</text:a>). SRE-1, SRB-6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string">
            <text:p>ADLR</text:p>
          </table:table-cell>
          <table:table-cell/>
          <table:table-cell table:style-name="ce6" office:value-type="string">
            <text:p>Express TRPV (mammalian capsaicin receptor-like channel) proteins <text:a xlink:href="http://www.wormbase.org/db/gene/gene?name=WBGene00003889;class=Gene">OSM-9</text:a> (<text:a xlink:href="http://www.jneurosci.org/cgi/content/full/17/21/8259">Colbert et al., 1997</text:a>), <text:a xlink:href="http://www.wormbase.org/db/gene/gene?name=WBGene00003838;class=Gene">OCR-1 </text:a>and <text:a xlink:href="http://www.wormbase.org/db/gene/gene?name=WBGene00003839;class=Gene">OCR-2</text:a> (<text:a xlink:href="http://www.wormbase.org/db/misc/paper?name=WBPaper00005350;class=Paper">Tobin et al., 2002</text:a>; <text:a xlink:href="http://www.wormbase.org/db/misc/paper?name=WBPaper00005511;class=Paper">de Bono M. et al., 2002</text:a>). SRE-1, SRB-6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string">
            <text:p>AFDL</text:p>
          </table:table-cell>
          <table:table-cell/>
          <table:table-cell office:value-type="string">
            <text:p>GCY-1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string">
            <text:p>AFDR</text:p>
          </table:table-cell>
          <table:table-cell/>
          <table:table-cell office:value-type="string">
            <text:p>GCY-1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string">
            <text:p>AIAL</text:p>
          </table:table-cell>
          <table:table-cell office:value-type="string">
            <text:p>Acetylcholine</text:p>
          </table:table-cell>
          <table:table-cell table:style-name="ce6" office:value-type="string">
            <text:p><text:a xlink:href="http://www.wormbase.org/db/gene/gene?name=WBGene00001613;class=Gene">GLR-2</text:a>, SRA-1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string">
            <text:p>AIAR</text:p>
          </table:table-cell>
          <table:table-cell office:value-type="string">
            <text:p>Acetylcholine</text:p>
          </table:table-cell>
          <table:table-cell table:style-name="ce6" office:value-type="string">
            <text:p><text:a xlink:href="http://www.wormbase.org/db/gene/gene?name=WBGene00001613;class=Gene">GLR-2</text:a>, SRA-1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string">
            <text:p>AIBL</text:p>
          </table:table-cell>
          <table:table-cell office:value-type="string">
            <text:p>-</text:p>
          </table:table-cell>
          <table:table-cell table:style-name="ce6" office:value-type="string">
            <text:p><text:a xlink:href="http://www.wormbase.org/db/gene/gene?name=WBGene00001612;class=Gene">GLR-1</text:a> and <text:a xlink:href="http://www.wormbase.org/db/gene/gene?name=WBGene00001613;class=Gene">GLR-2</text:a> and possibly <text:a xlink:href="http://www.wormbase.org/db/gene/gene?name=WBGene00001616;class=Gene">GLR-5</text:a> (<text:a xlink:href="http://www.wormbase.org/db/misc/paper?name=WBPaper00002308;class=Paper">Maricq et al., 1995</text:a>; <text:a xlink:href="http://www.jneurosci.org/cgi/content/full/21/5/1510">Brockie et al., 2001</text:a>). Suggested to express GABA-A/glycine receptor-like protein <text:a xlink:href="http://www.wormbase.org/db/gene/gene?name=WBGene00001586;class=Gene">GGR-1</text:a> (<text:a xlink:href="http://www.wormbase.org/db/misc/paper?name=WBPaper00015370;class=Paper">Fujiwara et al., 1996</text:a>).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string">
            <text:p>AIBR</text:p>
          </table:table-cell>
          <table:table-cell office:value-type="string">
            <text:p>-</text:p>
          </table:table-cell>
          <table:table-cell table:style-name="ce6" office:value-type="string">
            <text:p><text:a xlink:href="http://www.wormbase.org/db/gene/gene?name=WBGene00001612;class=Gene">GLR-1</text:a> and <text:a xlink:href="http://www.wormbase.org/db/gene/gene?name=WBGene00001613;class=Gene">GLR-2</text:a> and possibly <text:a xlink:href="http://www.wormbase.org/db/gene/gene?name=WBGene00001616;class=Gene">GLR-5</text:a> (<text:a xlink:href="http://www.wormbase.org/db/misc/paper?name=WBPaper00002308;class=Paper">Maricq et al., 1995</text:a>; <text:a xlink:href="http://www.jneurosci.org/cgi/content/full/21/5/1510">Brockie et al., 2001</text:a>). Suggested to express GABA-A/glycine receptor-like protein <text:a xlink:href="http://www.wormbase.org/db/gene/gene?name=WBGene00001586;class=Gene">GGR-1</text:a> (<text:a xlink:href="http://www.wormbase.org/db/misc/paper?name=WBPaper00015370;class=Paper">Fujiwara et al., 1996</text:a>).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string">
            <text:p>AIML</text:p>
          </table:table-cell>
          <table:table-cell office:value-type="string">
            <text:p>Serotonin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string">
            <text:p>AIMR</text:p>
          </table:table-cell>
          <table:table-cell office:value-type="string">
            <text:p>Serotonin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string">
            <text:p>AINL</text:p>
          </table:table-cell>
          <table:table-cell office:value-type="string">
            <text:p>Glutamate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string">
            <text:p>AINR</text:p>
          </table:table-cell>
          <table:table-cell office:value-type="string">
            <text:p>Glutamate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string">
            <text:p>AIYL</text:p>
          </table:table-cell>
          <table:table-cell office:value-type="string">
            <text:p>Acetylcholine</text:p>
          </table:table-cell>
          <table:table-cell table:style-name="ce6" office:value-type="string">
            <text:p>Express two separate splice variants of the tyramine receptor <text:a xlink:href="http://wormbase.org/db/gene/gene?name=WBGene00004777;class=Gene">SER-2 </text:a>(<text:a xlink:href="http://dev.biologists.org/cgi/content/full/128/11/1951">Altun-Gultekin et al., 2001</text:a>; <text:a xlink:href="http://www.sciencedirect.com/science?_ob=ArticleURL&amp;_udi=B6WDG-49JPMWH-6&amp;_user=10&amp;_rdoc=1&amp;_fmt=&amp;_orig=search&amp;_sort=d&amp;_docanchor=&amp;view=c&amp;_acct=C000050221&amp;_version=1&amp;_urlVersion=0&amp;_userid=10&amp;md5=62cdf52096d8c8487508967cd90e2472">Tsalik et al., 2003</text:a>). Express G protein-coupled serpentine receptor, <text:a xlink:href="http://www.wormbase.org/db/gene/gene?name=WBGene00005037;class=Gene">SRA-11</text:a> (<text:a xlink:href="http://www.wormbase.org/db/misc/paper?name=WBPaper00002314;class=Paper">Troemel et al., 1995</text:a>). Also predicted to express 24 G protein-coupled 7TM receptors (20 neuropeptide receptors + 2 biogenic amine receptors, including <text:a xlink:href="http://wormbase.org/db/gene/gene?name=WBGene00004777;class=Gene">SER-2</text:a> + 2 metabotropic ACh/GABA/Glu repetors) and 6 ligand-gated ion channels (<text:a xlink:href="http://www.wormbase.org/db/misc/paper?name=WBPaper00024232;class=Paper">Wenick and Hobert, 2004</text:a>).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string">
            <text:p>AIYR</text:p>
          </table:table-cell>
          <table:table-cell office:value-type="string">
            <text:p>Acetylcholine</text:p>
          </table:table-cell>
          <table:table-cell table:style-name="ce6" office:value-type="string">
            <text:p>Express two separate splice variants of the tyramine receptor <text:a xlink:href="http://wormbase.org/db/gene/gene?name=WBGene00004777;class=Gene">SER-2 </text:a>(<text:a xlink:href="http://dev.biologists.org/cgi/content/full/128/11/1951">Altun-Gultekin et al., 2001</text:a>; <text:a xlink:href="http://www.sciencedirect.com/science?_ob=ArticleURL&amp;_udi=B6WDG-49JPMWH-6&amp;_user=10&amp;_rdoc=1&amp;_fmt=&amp;_orig=search&amp;_sort=d&amp;_docanchor=&amp;view=c&amp;_acct=C000050221&amp;_version=1&amp;_urlVersion=0&amp;_userid=10&amp;md5=62cdf52096d8c8487508967cd90e2472">Tsalik et al., 2003</text:a>). Express G protein-coupled serpentine receptor, <text:a xlink:href="http://www.wormbase.org/db/gene/gene?name=WBGene00005037;class=Gene">SRA-11</text:a> (<text:a xlink:href="http://www.wormbase.org/db/misc/paper?name=WBPaper00002314;class=Paper">Troemel et al., 1995</text:a>). Also predicted to express 24 G protein-coupled 7TM receptors (20 neuropeptide receptors + 2 biogenic amine receptors, including <text:a xlink:href="http://wormbase.org/db/gene/gene?name=WBGene00004777;class=Gene">SER-2</text:a> + 2 metabotropic ACh/GABA/Glu repetors) and 6 ligand-gated ion channels (<text:a xlink:href="http://www.wormbase.org/db/misc/paper?name=WBPaper00024232;class=Paper">Wenick and Hobert, 2004</text:a>).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number-columns-repeated="2" office:value-type="string">
            <text:p>AIZL</text:p>
          </table:table-cell>
          <table:table-cell office:value-type="string">
            <text:p>-</text:p>
          </table:table-cell>
          <table:table-cell table:style-name="ce6" office:value-type="string">
            <text:p><text:a xlink:href="http://www.wormbase.org/db/gene/locus?name=ser-2;class=Locus"> </text:a><text:a xlink:href="http://wormbase.org/db/gene/gene?name=WBGene00004777;class=Gene">SER-2</text:a>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number-columns-repeated="2" office:value-type="string">
            <text:p>AIZR</text:p>
          </table:table-cell>
          <table:table-cell office:value-type="string">
            <text:p>-</text:p>
          </table:table-cell>
          <table:table-cell table:style-name="ce6" office:value-type="string">
            <text:p><text:a xlink:href="http://www.wormbase.org/db/gene/locus?name=ser-2;class=Locus"> </text:a><text:a xlink:href="http://wormbase.org/db/gene/gene?name=WBGene00004777;class=Gene">SER-2</text:a>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number-columns-repeated="2" office:value-type="string">
            <text:p>ALA</text:p>
          </table:table-cell>
          <table:table-cell office:value-type="string">
            <text:p>-</text:p>
          </table:table-cell>
          <table:table-cell table:style-name="ce6" office:value-type="string">
            <text:p><text:a xlink:href="http://www.wormbase.org/db/gene/gene?name=WBGene00005036;class=Gene">SRA-10</text:a>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2" office:value-type="string">
            <text:p>ALML</text:p>
          </table:table-cell>
          <table:table-cell office:value-type="string">
            <text:p>Glutamate</text:p>
          </table:table-cell>
          <table:table-cell table:style-name="ce7" office:value-type="string">
            <text:p><text:span text:style-name="T1"><text:a xlink:href="http://www.wormbase.org/db/gene/gene?name=WBGene00003166;class=Gene%22%20%5Ct%20%22_blank">MEC-2</text:a></text:span><text:span text:style-name="T1"> </text:span><text:span text:style-name="T1">(stomatin-</text:span><text:span text:style-name="T1">like), </text:span><text:span text:style-name="T1"><text:a xlink:href="http://www.wormbase.org/db/gene/gene?name=WBGene00003168;class=Gene%22%20%5Ct%20%22_blank">MEC-4</text:a></text:span><text:span text:style-name="T1"> </text:span><text:span text:style-name="T1">(degenerin), </text:span><text:span text:style-name="T1"><text:a xlink:href="http://www.wormbase.org/db/gene/gene?name=WBGene00003174;class=Gene%22%20%5Ct%20%22_blank">MEC-10</text:a></text:span><text:span text:style-name="T1"> </text:span><text:span text:style-name="T1">(degenerin), </text:span><text:span text:style-name="T1"><text:a xlink:href="http://www.wormbase.org/db/gene/gene?name=WBGene00003173;class=Gene%22%20%5Ct%20%22_blank">MEC-9</text:a></text:span><text:span text:style-name="T1"> and </text:span><text:span text:style-name="T1"><text:a xlink:href="http://www.wormbase.org/db/gene/gene?name=WBGene00003170;class=Gene%22%20%5Ct%20%22_blank">MEC-6</text:a></text:span><text:span text:style-name="T1">, </text:span><text:span text:style-name="T1"><text:a xlink:href="http://www.wormbase.org/db/gene/gene?name=WBGene00000951;class=Gene%22%20%5Ct%20%22_blank">DEG-3</text:a></text:span><text:span text:style-name="T1"> and </text:span><text:span text:style-name="T1"><text:a xlink:href="http://www.wormbase.org/db/gene/gene?name=WBGene00000955;class=Gene%22%20%5Ct%20%22_blank">DES-2</text:a></text:span><text:span text:style-name="T1">, </text:span><text:span text:style-name="T1"><text:a xlink:href="http://www.wormbase.org/db/gene/gene?name=WBGene00001619;class=Gene%22%20%5Ct%20%22_blank">GLR-8</text:a></text:span><text:span text:style-name="T1">, </text:span><text:span text:style-name="T1"><text:a xlink:href="http://www.wormbase.org/db/gene/gene?name=WBGene00001052;class=Gene%22%20%5Ct%20%22_blank">DOP-1</text:a></text:span><text:span text:style-name="T1">.</text:span>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2" office:value-type="string">
            <text:p>ALMR</text:p>
          </table:table-cell>
          <table:table-cell office:value-type="string">
            <text:p>Glutamate</text:p>
          </table:table-cell>
          <table:table-cell table:style-name="ce7" office:value-type="string">
            <text:p><text:span text:style-name="T1"><text:a xlink:href="http://www.wormbase.org/db/gene/gene?name=WBGene00003166;class=Gene%22%20%5Ct%20%22_blank">MEC-2</text:a></text:span><text:span text:style-name="T1"> </text:span><text:span text:style-name="T1">(stomatin-</text:span><text:span text:style-name="T1">like), </text:span><text:span text:style-name="T1"><text:a xlink:href="http://www.wormbase.org/db/gene/gene?name=WBGene00003168;class=Gene%22%20%5Ct%20%22_blank">MEC-4</text:a></text:span><text:span text:style-name="T1"> </text:span><text:span text:style-name="T1">(degenerin), </text:span><text:span text:style-name="T1"><text:a xlink:href="http://www.wormbase.org/db/gene/gene?name=WBGene00003174;class=Gene%22%20%5Ct%20%22_blank">MEC-10</text:a></text:span><text:span text:style-name="T1"> </text:span><text:span text:style-name="T1">(degenerin), </text:span><text:span text:style-name="T1"><text:a xlink:href="http://www.wormbase.org/db/gene/gene?name=WBGene00003173;class=Gene%22%20%5Ct%20%22_blank">MEC-9</text:a></text:span><text:span text:style-name="T1"> and </text:span><text:span text:style-name="T1"><text:a xlink:href="http://www.wormbase.org/db/gene/gene?name=WBGene00003170;class=Gene%22%20%5Ct%20%22_blank">MEC-6</text:a></text:span><text:span text:style-name="T1">, </text:span><text:span text:style-name="T1"><text:a xlink:href="http://www.wormbase.org/db/gene/gene?name=WBGene00000951;class=Gene%22%20%5Ct%20%22_blank">DEG-3</text:a></text:span><text:span text:style-name="T1"> and </text:span><text:span text:style-name="T1"><text:a xlink:href="http://www.wormbase.org/db/gene/gene?name=WBGene00000955;class=Gene%22%20%5Ct%20%22_blank">DES-2</text:a></text:span><text:span text:style-name="T1">, </text:span><text:span text:style-name="T1"><text:a xlink:href="http://www.wormbase.org/db/gene/gene?name=WBGene00001619;class=Gene%22%20%5Ct%20%22_blank">GLR-8</text:a></text:span><text:span text:style-name="T1">, </text:span><text:span text:style-name="T1"><text:a xlink:href="http://www.wormbase.org/db/gene/gene?name=WBGene00001052;class=Gene%22%20%5Ct%20%22_blank">DOP-1</text:a></text:span><text:span text:style-name="T1">.</text:span>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number-columns-repeated="2" office:value-type="string">
            <text:p>ALNL</text:p>
          </table:table-cell>
          <table:table-cell office:value-type="string">
            <text:p>Acetylcholine</text:p>
          </table:table-cell>
          <table:table-cell table:style-name="ce6" office:value-type="string">
            <text:p><text:a xlink:href="http://wormbase.org/db/gene/gene?name=WBGene00004777;class=Gene">SER-2</text:a>, DOP-1, gcy-3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number-columns-repeated="2" office:value-type="string">
            <text:p>ALNR</text:p>
          </table:table-cell>
          <table:table-cell office:value-type="string">
            <text:p>Acetylcholine</text:p>
          </table:table-cell>
          <table:table-cell table:style-name="ce6" office:value-type="string">
            <text:p><text:a xlink:href="http://wormbase.org/db/gene/gene?name=WBGene00004777;class=Gene">SER-2</text:a>, DOP-1, gcy-3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number-columns-repeated="2" office:value-type="string">
            <text:p>AQR</text:p>
          </table:table-cell>
          <table:table-cell office:value-type="string">
            <text:p>-</text:p>
          </table:table-cell>
          <table:table-cell table:style-name="ce7" office:value-type="string">
            <text:p><text:span text:style-name="T1">Expresses </text:span><text:span text:style-name="T1">orphan </text:span><text:span text:style-name="T1">receptor </text:span><text:span text:style-name="T1">guanylyl </text:span><text:span text:style-name="T1">cyclase, </text:span><text:span text:style-name="T1"><text:a xlink:href="http://www.wormbase.org/db/gene/gene?name=WBGene00001552;class=Gene%22%20%5Ct%20%22_blank">GCY-32</text:a></text:span><text:span text:style-name="T1">. </text:span><text:span text:style-name="T1">Expresses </text:span><text:span text:style-name="T1">neuropeptid</text:span><text:span text:style-name="T1">e Y </text:span><text:span text:style-name="T1">receptor </text:span><text:span text:style-name="T1">like protein, </text:span><text:span text:style-name="T1"><text:a xlink:href="http://www.wormbase.org/db/gene/gene?name=WBGene00003807;class=Gene%22%20%5Ct%20%22_blank">NPR-1</text:a></text:span><text:span text:style-name="T1"> </text:span><text:span text:style-name="T1">which </text:span><text:span text:style-name="T1">mediates </text:span><text:span text:style-name="T1">social </text:span><text:span text:style-name="T1">feeding </text:span><text:span text:style-name="T1">behavior. </text:span><text:span text:style-name="T1">Expresses </text:span><text:span text:style-name="T1">specific </text:span><text:span text:style-name="T1">soluble </text:span><text:span text:style-name="T1">guanylate </text:span><text:span text:style-name="T1">cyclase </text:span><text:span text:style-name="T1">homologue, </text:span><text:span text:style-name="T1"><text:a xlink:href="http://www.wormbase.org/db/gene/gene?name=WBGene00001555;class=Gene%22%20%5Ct%20%22_blank">GCY-35 </text:a></text:span><text:span text:style-name="T1">which binds </text:span><text:span text:style-name="T1">molecular </text:span><text:span text:style-name="T1">oxygen and </text:span><text:span text:style-name="T1">mediates </text:span><text:span text:style-name="T1">oxygen </text:span><text:span text:style-name="T1">sensation.</text:span>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string">
            <text:p>AS1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table:number-columns-repeated="2" office:value-type="string">
            <text:p>AS10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table:number-columns-repeated="2" office:value-type="string">
            <text:p>AS11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table:number-columns-repeated="2" office:value-type="string">
            <text:p>AS2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table:number-columns-repeated="2" office:value-type="string">
            <text:p>AS3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table:number-columns-repeated="2" office:value-type="string">
            <text:p>AS4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table:number-columns-repeated="2" office:value-type="string">
            <text:p>AS5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table:number-columns-repeated="2" office:value-type="string">
            <text:p>AS6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table:number-columns-repeated="2" office:value-type="string">
            <text:p>AS7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table:number-columns-repeated="2" office:value-type="string">
            <text:p>AS8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table:number-columns-repeated="2" office:value-type="string">
            <text:p>AS9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table:number-columns-repeated="2" office:value-type="string">
            <text:p>ASEL</text:p>
          </table:table-cell>
          <table:table-cell/>
          <table:table-cell table:style-name="ce6" office:value-type="string">
            <text:p><text:a xlink:href="http://www.wormbase.org/db/gene/gene?name=WBGene00001533;class=Gene">GCY-6</text:a> And <text:a xlink:href="http://www.wormbase.org/db/gene/gene?name=WBGene00001534;class=Gene">GCY-7</text:a>, OSM-9, GCY-12, DOP-3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number-columns-repeated="2" office:value-type="string">
            <text:p>ASER</text:p>
          </table:table-cell>
          <table:table-cell/>
          <table:table-cell table:style-name="ce6" office:value-type="string">
            <text:p><text:a xlink:href="http://www.wormbase.org/db/gene/gene?name=WBGene00001532;class=Gene">GCY-5</text:a>, OSM-9, GCY-12, DOP-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number-columns-repeated="2" office:value-type="string">
            <text:p>ASGL</text:p>
          </table:table-cell>
          <table:table-cell office:value-type="string">
            <text:p>-</text:p>
          </table:table-cell>
          <table:table-cell table:style-name="ce6" office:value-type="string">
            <text:p><text:a xlink:href="http://www.wormbase.org/db/gene/gene?name=WBGene00003889;class=Gene">OSM-9</text:a> NPR-1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number-columns-repeated="2" office:value-type="string">
            <text:p>ASGR</text:p>
          </table:table-cell>
          <table:table-cell office:value-type="string">
            <text:p>-</text:p>
          </table:table-cell>
          <table:table-cell table:style-name="ce6" office:value-type="string">
            <text:p><text:a xlink:href="http://www.wormbase.org/db/gene/gene?name=WBGene00003807;class=Gene">NPR-1 </text:a> OSM-9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number-columns-repeated="2" office:value-type="string">
            <text:p>ASHL</text:p>
          </table:table-cell>
          <table:table-cell office:value-type="string">
            <text:p>Glutamate</text:p>
          </table:table-cell>
          <table:table-cell table:style-name="ce7" office:value-type="string">
            <text:p><text:span text:style-name="T1"><text:a xlink:href="http://www.wormbase.org/db/gene/gene?name=WBGene00003889;class=Gene%22%20%5Ct%20%22_blank">OSM-9</text:a></text:span><text:span text:style-name="T1"> and </text:span><text:span text:style-name="T1"><text:a xlink:href="http://www.wormbase.org/db/gene/gene?name=WBGene00003839;class=Gene%22%20%5Ct%20%22_blank">OCR-2</text:a></text:span><text:span text:style-name="T1">. </text:span><text:span text:style-name="T1">Express G </text:span><text:span text:style-name="T1">protein-</text:span><text:span text:style-name="T1">coupled </text:span><text:span text:style-name="T1">serpentine </text:span><text:span text:style-name="T1">receptors, </text:span><text:span text:style-name="T1"><text:a xlink:href="http://www.wormbase.org/db/gene/gene?name=WBGene00005032;class=Gene%22%20%5Ct%20%22_blank">SRA-6</text:a></text:span><text:span text:style-name="T1">, </text:span><text:span text:style-name="T1"><text:a xlink:href="http://www.wormbase.org/db/gene/gene?name=WBGene00005071;class=Gene%22%20%5Ct%20%22_blank">SRB-6</text:a></text:span><text:span text:style-name="T1">. </text:span><text:span text:style-name="T1">Express </text:span><text:span text:style-name="T1">neuropeptid</text:span><text:span text:style-name="T1">e Y </text:span><text:span text:style-name="T1">receptor </text:span><text:span text:style-name="T1">like protein, </text:span><text:span text:style-name="T1"><text:a xlink:href="http://www.wormbase.org/db/gene/gene?name=WBGene00003807;class=Gene%22%20%5Ct%20%22_blank">NPR-1</text:a></text:span><text:span text:style-name="T1">. </text:span><text:span text:style-name="T1">Express </text:span><text:span text:style-name="T1"><text:a xlink:href="http://www.wormbase.org/db/gene/gene?name=WBGene00006748;class=Gene%22%20%5Ct%20%22_blank">UNC-8</text:a></text:span><text:span text:style-name="T1">.</text:span>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number-columns-repeated="2" office:value-type="string">
            <text:p>ASHR</text:p>
          </table:table-cell>
          <table:table-cell office:value-type="string">
            <text:p>Glutamate</text:p>
          </table:table-cell>
          <table:table-cell table:style-name="ce7" office:value-type="string">
            <text:p><text:span text:style-name="T1"><text:a xlink:href="http://www.wormbase.org/db/gene/gene?name=WBGene00003889;class=Gene%22%20%5Ct%20%22_blank">OSM-9</text:a></text:span><text:span text:style-name="T1"> and </text:span><text:span text:style-name="T1"><text:a xlink:href="http://www.wormbase.org/db/gene/gene?name=WBGene00003839;class=Gene%22%20%5Ct%20%22_blank">OCR-2</text:a></text:span><text:span text:style-name="T1">. </text:span><text:span text:style-name="T1">Express G </text:span><text:span text:style-name="T1">protein-</text:span><text:span text:style-name="T1">coupled </text:span><text:span text:style-name="T1">serpentine </text:span><text:span text:style-name="T1">receptors, </text:span><text:span text:style-name="T1"><text:a xlink:href="http://www.wormbase.org/db/gene/gene?name=WBGene00005032;class=Gene%22%20%5Ct%20%22_blank">SRA-6</text:a></text:span><text:span text:style-name="T1">, </text:span><text:span text:style-name="T1"><text:a xlink:href="http://www.wormbase.org/db/gene/gene?name=WBGene00005071;class=Gene%22%20%5Ct%20%22_blank">SRB-6</text:a></text:span><text:span text:style-name="T1">. </text:span><text:span text:style-name="T1">Express </text:span><text:span text:style-name="T1">neuropeptid</text:span><text:span text:style-name="T1">e Y </text:span><text:span text:style-name="T1">receptor </text:span><text:span text:style-name="T1">like protein, </text:span><text:span text:style-name="T1"><text:a xlink:href="http://www.wormbase.org/db/gene/gene?name=WBGene00003807;class=Gene%22%20%5Ct%20%22_blank">NPR-1</text:a></text:span><text:span text:style-name="T1">. </text:span><text:span text:style-name="T1">Express </text:span><text:span text:style-name="T1"><text:a xlink:href="http://www.wormbase.org/db/gene/gene?name=WBGene00006748;class=Gene%22%20%5Ct%20%22_blank">UNC-8</text:a></text:span><text:span text:style-name="T1">.</text:span>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number-columns-repeated="2" office:value-type="string">
            <text:p>ASIL</text:p>
          </table:table-cell>
          <table:table-cell/>
          <table:table-cell table:style-name="ce8" office:value-type="string">
            <text:p><text:span text:style-name="T2"><text:a xlink:href="http://www.wormbase.org/db/gene/gene?name=WBGene00005079;class=Gene%22%20%5Ct%20%22_blank">SRD-1</text:a></text:span><text:span text:style-name="T2">, </text:span><text:span text:style-name="T2"><text:a xlink:href="http://www.wormbase.org/db/gene/gene?name=WBGene00006071;class=Gene%22%20%5Ct%20%22_blank">STR-2, STR-3</text:a></text:span><text:span text:style-name="T2">, </text:span><text:span text:style-name="T2"><text:a xlink:href="http://www.wormbase.org/db/gene/gene?name=WBGene00000907;class=Gene%22%20%5Ct%20%22_blank">DAF-11</text:a></text:span><text:span text:style-name="T2">, </text:span><text:span text:style-name="T2">SRA-6</text:span>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number-columns-repeated="2" office:value-type="string">
            <text:p>ASIR</text:p>
          </table:table-cell>
          <table:table-cell/>
          <table:table-cell table:style-name="ce8" office:value-type="string">
            <text:p><text:span text:style-name="T2"><text:a xlink:href="http://www.wormbase.org/db/gene/gene?name=WBGene00005079;class=Gene%22%20%5Ct%20%22_blank">SRD-1</text:a></text:span><text:span text:style-name="T2">, </text:span><text:span text:style-name="T2"><text:a xlink:href="http://www.wormbase.org/db/gene/gene?name=WBGene00006071;class=Gene%22%20%5Ct%20%22_blank">STR-2, STR-3</text:a></text:span><text:span text:style-name="T2">, </text:span><text:span text:style-name="T2"><text:a xlink:href="http://www.wormbase.org/db/gene/gene?name=WBGene00000907;class=Gene%22%20%5Ct%20%22_blank">DAF-11</text:a></text:span><text:span text:style-name="T2">, </text:span><text:span text:style-name="T2">SRA-6</text:span>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number-columns-repeated="2" office:value-type="string">
            <text:p>ASJL</text:p>
          </table:table-cell>
          <table:table-cell/>
          <table:table-cell table:style-name="ce6" office:value-type="string">
            <text:p><text:a xlink:href="http://www.wormbase.org/db/gene/gene?name=WBGene00003889;class=Gene">OSM-9</text:a>, <text:a xlink:href="http://www.wormbase.org/db/gene/gene?name=WBGene00005149;class=Gene">SRE-1</text:a>, <text:a xlink:href="http://www.wormbase.org/db/gene/gene?name=WBGene00000907;class=Gene">DAF-11</text:a>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number-columns-repeated="2" office:value-type="string">
            <text:p>ASJR</text:p>
          </table:table-cell>
          <table:table-cell/>
          <table:table-cell table:style-name="ce6" office:value-type="string">
            <text:p><text:a xlink:href="http://www.wormbase.org/db/gene/gene?name=WBGene00003889;class=Gene">OSM-9</text:a>, <text:a xlink:href="http://www.wormbase.org/db/gene/gene?name=WBGene00005149;class=Gene">SRE-1</text:a>, <text:a xlink:href="http://www.wormbase.org/db/gene/gene?name=WBGene00000907;class=Gene">DAF-11</text:a>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string">
            <text:p>ASKL</text:p>
          </table:table-cell>
          <table:table-cell office:value-type="string">
            <text:p>Glutamate</text:p>
          </table:table-cell>
          <table:table-cell table:style-name="ce6" office:value-type="string">
            <text:p><text:a xlink:href="http://www.wormbase.org/db/gene/gene?name=WBGene00003889;class=Gene">OSM-9</text:a>, <text:a xlink:href="http://www.wormbase.org/db/gene/gene?name=WBGene00005033;class=Gene">SRA-7</text:a>, <text:a xlink:href="http://www.wormbase.org/db/gene/gene?name=WBGene00005035;class=Gene">SRA-9</text:a>, <text:a xlink:href="http://www.wormbase.org/db/gene/gene?name=WBGene00005160;class=Gene">SRG-2</text:a>, <text:a xlink:href="http://www.wormbase.org/db/gene/gene?name=WBGene00005166;class=Gene">SRG-8</text:a>, <text:a xlink:href="http://www.wormbase.org/db/gene/gene?name=WBGene00000907;class=Gene">DAF-11</text:a>.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number-columns-repeated="2" office:value-type="string">
            <text:p>ASKR</text:p>
          </table:table-cell>
          <table:table-cell office:value-type="string">
            <text:p>Glutamate</text:p>
          </table:table-cell>
          <table:table-cell table:style-name="ce6" office:value-type="string">
            <text:p><text:a xlink:href="http://www.wormbase.org/db/gene/gene?name=WBGene00003889;class=Gene">OSM-9</text:a>, <text:a xlink:href="http://www.wormbase.org/db/gene/gene?name=WBGene00005033;class=Gene">SRA-7</text:a>, <text:a xlink:href="http://www.wormbase.org/db/gene/gene?name=WBGene00005035;class=Gene">SRA-9</text:a>, <text:a xlink:href="http://www.wormbase.org/db/gene/gene?name=WBGene00005160;class=Gene">SRG-2</text:a>, <text:a xlink:href="http://www.wormbase.org/db/gene/gene?name=WBGene00005166;class=Gene">SRG-8</text:a>, <text:a xlink:href="http://www.wormbase.org/db/gene/gene?name=WBGene00000907;class=Gene">DAF-11</text:a>.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number-columns-repeated="2" office:value-type="string">
            <text:p>AUAL</text:p>
          </table:table-cell>
          <table:table-cell office:value-type="string">
            <text:p>Glutamate</text:p>
          </table:table-cell>
          <table:table-cell table:style-name="ce6" office:value-type="string">
            <text:p><text:a xlink:href="http://www.wormbase.org/db/gene/gene?name=WBGene00001615;class=Gene">GLR-4</text:a>, <text:a xlink:href="http://www.wormbase.org/db/gene/gene?name=WBGene00003807;class=Gene">NPR-1</text:a>, <text:a xlink:href="http://www.wormbase.org/db/gene/locus?name=ser-2;class=Locus">SER-2</text:a>, <text:a xlink:href="http://www.wormbase.org/db/gene/gene?name=WBGene00001052;class=Gene">DOP-1</text:a>. SER-2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number-columns-repeated="2" office:value-type="string">
            <text:p>AUAR</text:p>
          </table:table-cell>
          <table:table-cell office:value-type="string">
            <text:p>Glutamate</text:p>
          </table:table-cell>
          <table:table-cell table:style-name="ce6" office:value-type="string">
            <text:p><text:a xlink:href="http://www.wormbase.org/db/gene/gene?name=WBGene00001615;class=Gene">GLR-4</text:a>, <text:a xlink:href="http://www.wormbase.org/db/gene/gene?name=WBGene00003807;class=Gene">NPR-1</text:a>, <text:a xlink:href="http://www.wormbase.org/db/gene/locus?name=ser-2;class=Locus">SER-2</text:a>, <text:a xlink:href="http://www.wormbase.org/db/gene/gene?name=WBGene00001052;class=Gene">DOP-1</text:a>. SER-2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number-columns-repeated="2" office:value-type="string">
            <text:p>AVAL</text:p>
          </table:table-cell>
          <table:table-cell office:value-type="string">
            <text:p>FMRFamide</text:p>
          </table:table-cell>
          <table:table-cell table:style-name="ce6" office:value-type="string">
            <text:p>Glutamate receptor subunits, GLR-1, GLR-2, GLR-4, GLR-5, NMR-1, GGR-3, GGR-2 mechanically gated ion channel (Tavernarakis et al., 1997).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number-columns-repeated="2" office:value-type="string">
            <text:p>AVAR</text:p>
          </table:table-cell>
          <table:table-cell office:value-type="string">
            <text:p>FMRFamide</text:p>
          </table:table-cell>
          <table:table-cell table:style-name="ce6" office:value-type="string">
            <text:p>Glutamate receptor subunits, GLR-1, GLR-2, GLR-4, GLR-5, NMR-1, GGR-3, GGR-2 mechanically gated ion channel (Tavernarakis et al., 1997).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number-columns-repeated="2" office:value-type="string">
            <text:p>AVBL</text:p>
          </table:table-cell>
          <table:table-cell office:value-type="string">
            <text:p>-</text:p>
          </table:table-cell>
          <table:table-cell table:style-name="ce6" office:value-type="string">
            <text:p><text:a xlink:href="http://www.wormbase.org/db/gene/gene?name=WBGene00001612;class=Gene">GLR-1</text:a> And <text:a xlink:href="http://www.wormbase.org/db/gene/gene?name=WBGene00001616;class=Gene">GLR-5</text:a>. <text:a xlink:href="http://wormatlas.org/neurons/Individual%20Neurons/AVAframeset.html">SRA-11</text:a>. <text:a xlink:href="http://www.wormbase.org/db/gene/gene?name=WBGene00001588;class=Gene">GGR-3 </text:a>, <text:a xlink:href="http://www.wormbase.org/db/gene/gene?name=WBGene00006748;class=Gene">UNC-8</text:a>, GGR-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number-columns-repeated="2" office:value-type="string">
            <text:p>AVBR</text:p>
          </table:table-cell>
          <table:table-cell office:value-type="string">
            <text:p>-</text:p>
          </table:table-cell>
          <table:table-cell table:style-name="ce6" office:value-type="string">
            <text:p><text:a xlink:href="http://www.wormbase.org/db/gene/gene?name=WBGene00001612;class=Gene">GLR-1</text:a> And <text:a xlink:href="http://www.wormbase.org/db/gene/gene?name=WBGene00001616;class=Gene">GLR-5</text:a>. <text:a xlink:href="http://wormatlas.org/neurons/Individual%20Neurons/AVAframeset.html">SRA-11</text:a>. <text:a xlink:href="http://www.wormbase.org/db/gene/gene?name=WBGene00001588;class=Gene">GGR-3 </text:a>, <text:a xlink:href="http://www.wormbase.org/db/gene/gene?name=WBGene00006748;class=Gene">UNC-8</text:a>, GGR-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number-columns-repeated="2" office:value-type="string">
            <text:p>AVDL</text:p>
          </table:table-cell>
          <table:table-cell office:value-type="string">
            <text:p>-</text:p>
          </table:table-cell>
          <table:table-cell table:style-name="ce6" office:value-type="string">
            <text:p><text:a xlink:href="http://www.wormbase.org/db/gene/gene?name=WBGene00001612;class=Gene">GLR-1</text:a>, <text:a xlink:href="http://www.wormbase.org/db/gene/gene?name=WBGene00001613;class=Gene">GLR-2</text:a>, <text:a xlink:href="http://www.wormbase.org/db/gene/gene?name=WBGene00001616;class=Gene">GLR-5</text:a>, <text:a xlink:href="http://www.wormbase.org/db/gene/gene?name=WBGene00003774;class=Gene">NMR-1</text:a> and <text:a xlink:href="http://www.wormbase.org/db/gene/gene?name=WBGene00003774;class=Gene">NMR-2</text:a>, <text:a xlink:href="http://www.wormbase.org/db/gene/gene?name=WBGene00006748;class=Gene">UNC-8</text:a>.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number-columns-repeated="2" office:value-type="string">
            <text:p>AVDR</text:p>
          </table:table-cell>
          <table:table-cell office:value-type="string">
            <text:p>-</text:p>
          </table:table-cell>
          <table:table-cell table:style-name="ce6" office:value-type="string">
            <text:p><text:a xlink:href="http://www.wormbase.org/db/gene/gene?name=WBGene00001612;class=Gene">GLR-1</text:a>, <text:a xlink:href="http://www.wormbase.org/db/gene/gene?name=WBGene00001613;class=Gene">GLR-2</text:a>, <text:a xlink:href="http://www.wormbase.org/db/gene/gene?name=WBGene00001616;class=Gene">GLR-5</text:a>, <text:a xlink:href="http://www.wormbase.org/db/gene/gene?name=WBGene00003774;class=Gene">NMR-1</text:a> and <text:a xlink:href="http://www.wormbase.org/db/gene/gene?name=WBGene00003774;class=Gene">NMR-2</text:a>, <text:a xlink:href="http://www.wormbase.org/db/gene/gene?name=WBGene00006748;class=Gene">UNC-8</text:a>.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number-columns-repeated="2" office:value-type="string">
            <text:p>AVEL</text:p>
          </table:table-cell>
          <table:table-cell office:value-type="string">
            <text:p>FMRFamide</text:p>
          </table:table-cell>
          <table:table-cell table:style-name="ce6" office:value-type="string">
            <text:p><text:a xlink:href="http://www.wormbase.org/db/gene/gene?name=WBGene00001612;class=Gene">GLR-1</text:a>, <text:a xlink:href="http://www.wormbase.org/db/gene/gene?name=WBGene00001613;class=Gene">GLR-2</text:a>, <text:a xlink:href="http://www.wormbase.org/db/gene/gene?name=WBGene00001616;class=Gene">GLR-5</text:a>, <text:a xlink:href="http://www.wormbase.org/db/gene/gene?name=WBGene00003774;class=Gene">NMR-1</text:a> and <text:a xlink:href="http://www.wormbase.org/db/gene/gene?name=WBGene00003774;class=Gene">NMR-2</text:a></text:p>
          </table:table-cell>
        </table:table-row>
        <table:table-row table:style-name="ro2">
          <table:table-cell office:value-type="float" office:value="61">
            <text:p>61</text:p>
          </table:table-cell>
          <table:table-cell table:number-columns-repeated="2" office:value-type="string">
            <text:p>AVER</text:p>
          </table:table-cell>
          <table:table-cell office:value-type="string">
            <text:p>FMRFamide</text:p>
          </table:table-cell>
          <table:table-cell table:style-name="ce6" office:value-type="string">
            <text:p><text:a xlink:href="http://www.wormbase.org/db/gene/gene?name=WBGene00001612;class=Gene">GLR-1</text:a>, <text:a xlink:href="http://www.wormbase.org/db/gene/gene?name=WBGene00001613;class=Gene">GLR-2</text:a>, <text:a xlink:href="http://www.wormbase.org/db/gene/gene?name=WBGene00001616;class=Gene">GLR-5</text:a>, <text:a xlink:href="http://www.wormbase.org/db/gene/gene?name=WBGene00003774;class=Gene">NMR-1</text:a> and <text:a xlink:href="http://www.wormbase.org/db/gene/gene?name=WBGene00003774;class=Gene">NMR-2</text:a>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number-columns-repeated="2" office:value-type="string">
            <text:p>AVFL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table:number-columns-repeated="2" office:value-type="string">
            <text:p>AVFR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table:number-columns-repeated="2" office:value-type="string">
            <text:p>AVG</text:p>
          </table:table-cell>
          <table:table-cell office:value-type="string">
            <text:p>-</text:p>
          </table:table-cell>
          <table:table-cell table:style-name="ce6" office:value-type="string">
            <text:p><text:a xlink:href="http://www.wormbase.org/db/gene/gene?name=WBGene00001612;class=Gene">GLR-1</text:a>, <text:a xlink:href="http://www.wormbase.org/db/gene/gene?name=WBGene00001613;class=Gene">GLR-2</text:a>, <text:a xlink:href="http://www.wormbase.org/db/gene/gene?name=WBGene00003774;class=Gene">NMR-1</text:a> and <text:a xlink:href="http://www.wormbase.org/db/gene/gene?name=WBGene00003774;class=Gene">NMR-2</text:a>. Expresses alpha subunit of a nicotinic <text:a xlink:href="http://www.wormbook.org/chapters/www_acetylcholine/acetylcholine.html#sec6">acetylcholine receptor</text:a>, <text:a xlink:href="http://www.wormbase.org/db/gene/locus?name=deg-3;class=Locus">DEG-3</text:a>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number-columns-repeated="2" office:value-type="string">
            <text:p>AVHL</text:p>
          </table:table-cell>
          <table:table-cell office:value-type="string">
            <text:p>-</text:p>
          </table:table-cell>
          <table:table-cell table:style-name="ce6" office:value-type="string">
            <text:p><text:a xlink:href="http://www.wormbase.org/db/gene/gene?name=WBGene00001615;class=Gene">GLR-4</text:a>. <text:a xlink:href="http://www.wormbase.org/db/gene/locus?name=ser-2;class=Locus">SER-2</text:a>. <text:a xlink:href="http://www.wormbase.org/db/gene/gene?name=WBGene00001586;class=Gene">GGR-1</text:a>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number-columns-repeated="2" office:value-type="string">
            <text:p>AVHR</text:p>
          </table:table-cell>
          <table:table-cell office:value-type="string">
            <text:p>-</text:p>
          </table:table-cell>
          <table:table-cell table:style-name="ce6" office:value-type="string">
            <text:p><text:a xlink:href="http://www.wormbase.org/db/gene/gene?name=WBGene00001615;class=Gene">GLR-4</text:a>. <text:a xlink:href="http://www.wormbase.org/db/gene/locus?name=ser-2;class=Locus">SER-2</text:a>. <text:a xlink:href="http://www.wormbase.org/db/gene/gene?name=WBGene00001586;class=Gene">GGR-1</text:a></text:p>
          </table:table-cell>
        </table:table-row>
        <table:table-row table:style-name="ro2">
          <table:table-cell office:value-type="float" office:value="67">
            <text:p>67</text:p>
          </table:table-cell>
          <table:table-cell table:number-columns-repeated="2" office:value-type="string">
            <text:p>AVJL</text:p>
          </table:table-cell>
          <table:table-cell office:value-type="string">
            <text:p>Glutamate</text:p>
          </table:table-cell>
          <table:table-cell table:style-name="ce6" office:value-type="string">
            <text:p><text:a xlink:href="http://www.wormbase.org/db/gene/gene?name=WBGene00001612;class=Gene">GLR-1</text:a>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number-columns-repeated="2" office:value-type="string">
            <text:p>AVJR</text:p>
          </table:table-cell>
          <table:table-cell office:value-type="string">
            <text:p>Glutamate</text:p>
          </table:table-cell>
          <table:table-cell table:style-name="ce6" office:value-type="string">
            <text:p><text:a xlink:href="http://www.wormbase.org/db/gene/gene?name=WBGene00001612;class=Gene">GLR-1</text:a></text:p>
          </table:table-cell>
        </table:table-row>
        <table:table-row table:style-name="ro2">
          <table:table-cell office:value-type="float" office:value="69">
            <text:p>69</text:p>
          </table:table-cell>
          <table:table-cell table:number-columns-repeated="2" office:value-type="string">
            <text:p>AVKL</text:p>
          </table:table-cell>
          <table:table-cell office:value-type="string">
            <text:p>FMRFamide</text:p>
          </table:table-cell>
          <table:table-cell table:style-name="ce6" office:value-type="string">
            <text:p><text:a xlink:href="http://www.wormbase.org/db/gene/gene?name=WBGene00001616;class=Gene">GLR-5</text:a>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number-columns-repeated="2" office:value-type="string">
            <text:p>AVKR</text:p>
          </table:table-cell>
          <table:table-cell office:value-type="string">
            <text:p>FMRFamide</text:p>
          </table:table-cell>
          <table:table-cell table:style-name="ce6" office:value-type="string">
            <text:p><text:a xlink:href="http://www.wormbase.org/db/gene/gene?name=WBGene00001616;class=Gene">GLR-5</text:a></text:p>
          </table:table-cell>
        </table:table-row>
        <table:table-row table:style-name="ro2">
          <table:table-cell office:value-type="float" office:value="71">
            <text:p>71</text:p>
          </table:table-cell>
          <table:table-cell table:number-columns-repeated="2" office:value-type="string">
            <text:p>AVL</text:p>
          </table:table-cell>
          <table:table-cell office:value-type="string">
            <text:p>GABA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table:number-columns-repeated="2" office:value-type="string">
            <text:p>AVM</text:p>
          </table:table-cell>
          <table:table-cell office:value-type="string">
            <text:p>Glutamate</text:p>
          </table:table-cell>
          <table:table-cell table:style-name="ce8" office:value-type="string">
            <text:p><text:span text:style-name="T2"><text:a xlink:href="http://www.wormbase.org/db/gene/gene?name=WBGene00003166;class=Gene%22%20%5Ct%20%22_blank">MEC-2</text:a></text:span><text:span text:style-name="T2"> </text:span><text:span text:style-name="T2">(stomatin-</text:span><text:span text:style-name="T2">like), </text:span><text:span text:style-name="T2"><text:a xlink:href="http://www.wormbase.org/db/gene/gene?name=WBGene00003168;class=Gene%22%20%5Ct%20%22_blank">MEC-4</text:a></text:span><text:span text:style-name="T2"> </text:span><text:span text:style-name="T2">(degenerin), </text:span><text:span text:style-name="T2"><text:a xlink:href="http://www.wormbase.org/db/gene/gene?name=WBGene00003174;class=Gene%22%20%5Ct%20%22_blank">MEC-10</text:a></text:span><text:span text:style-name="T2"> </text:span><text:span text:style-name="T2">(degenerin); </text:span><text:span text:style-name="T2"><text:a xlink:href="http://www.wormbase.org/db/gene/gene?name=WBGene00003173;class=Gene%22%20%5Ct%20%22_blank">MEC-9</text:a></text:span><text:span text:style-name="T2"> and </text:span><text:span text:style-name="T2"><text:a xlink:href="http://www.wormbase.org/db/gene/gene?name=WBGene00003170;class=Gene%22%20%5Ct%20%22_blank">MEC-6</text:a></text:span><text:span text:style-name="T2">, </text:span><text:span text:style-name="T2"><text:a xlink:href="http://www.wormbase.org/db/gene/gene?name=WBGene00001052;class=Gene%22%20%5Ct%20%22_blank">DOP-1</text:a></text:span><text:span text:style-name="T2">. </text:span><text:span text:style-name="T2">gcy-35</text:span>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number-columns-repeated="2" office:value-type="string">
            <text:p>AWAL</text:p>
          </table:table-cell>
          <table:table-cell office:value-type="string">
            <text:p>-</text:p>
          </table:table-cell>
          <table:table-cell table:style-name="ce7" office:value-type="string">
            <text:p><text:span text:style-name="T1"><text:a xlink:href="http://www.wormbase.org/db/gene/gene?name=WBGene00003856;class=Gene%22%20%5Ct%20%22_blank">ODR-10</text:a></text:span><text:span text:style-name="T1">. </text:span><text:span text:style-name="T1"><text:a xlink:href="http://www.wormbase.org/db/gene/gene?name=WBGene00003889;class=Gene%22%20%5Ct%20%22_blank">OSM-9</text:a></text:span><text:span text:style-name="T1"> and </text:span><text:span text:style-name="T1"><text:a xlink:href="http://www.wormbase.org/db/gene/gene?name=WBGene00003838;class=Gene%22%20%5Ct%20%22_blank">OCR-1 </text:a></text:span><text:span text:style-name="T1">and </text:span><text:span text:style-name="T1"><text:a xlink:href="http://www.wormbase.org/db/gene/gene?name=WBGene00003839;class=Gene%22%20%5Ct%20%22_blank">OCR-2</text:a></text:span><text:span text:style-name="T1">.</text:span></text:p>
          </table:table-cell>
        </table:table-row>
        <table:table-row table:style-name="ro2">
          <table:table-cell office:value-type="float" office:value="74">
            <text:p>74</text:p>
          </table:table-cell>
          <table:table-cell table:number-columns-repeated="2" office:value-type="string">
            <text:p>AWAR</text:p>
          </table:table-cell>
          <table:table-cell office:value-type="string">
            <text:p>-</text:p>
          </table:table-cell>
          <table:table-cell table:style-name="ce7" office:value-type="string">
            <text:p><text:span text:style-name="T1"><text:a xlink:href="http://www.wormbase.org/db/gene/gene?name=WBGene00003856;class=Gene%22%20%5Ct%20%22_blank">ODR-10</text:a></text:span><text:span text:style-name="T1">. </text:span><text:span text:style-name="T1"><text:a xlink:href="http://www.wormbase.org/db/gene/gene?name=WBGene00003889;class=Gene%22%20%5Ct%20%22_blank">OSM-9</text:a></text:span><text:span text:style-name="T1"> and </text:span><text:span text:style-name="T1"><text:a xlink:href="http://www.wormbase.org/db/gene/gene?name=WBGene00003838;class=Gene%22%20%5Ct%20%22_blank">OCR-1 </text:a></text:span><text:span text:style-name="T1">and </text:span><text:span text:style-name="T1"><text:a xlink:href="http://www.wormbase.org/db/gene/gene?name=WBGene00003839;class=Gene%22%20%5Ct%20%22_blank">OCR-2</text:a></text:span><text:span text:style-name="T1">.</text:span>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number-columns-repeated="2" office:value-type="string">
            <text:p>AWBL</text:p>
          </table:table-cell>
          <table:table-cell/>
          <table:table-cell table:style-name="ce7" office:value-type="string">
            <text:p><text:span text:style-name="T1"><text:a xlink:href="http://www.wormbase.org/db/gene/gene?name=WBGene00006069;class=Gene%22%20%5Ct%20%22_blank">STR-1</text:a></text:span><text:span text:style-name="T1">, </text:span><text:span text:style-name="T1"><text:a xlink:href="http://www.wormbase.org/db/gene/gene?name=WBGene00000907;class=Gene%22%20%5Ct%20%22_blank">DAF-11</text:a></text:span><text:span text:style-name="T1">. </text:span><text:span text:style-name="T1">Suggested </text:span><text:span text:style-name="T1">to express </text:span><text:span text:style-name="T1"><text:a xlink:href="http://www.wormbase.org/db/gene/gene?name=WBGene00000085;class=Gene%22%20%5Ct%20%22_blank">AEX-2</text:a></text:span><text:span text:style-name="T1">.</text:span></text:p>
          </table:table-cell>
        </table:table-row>
        <table:table-row table:style-name="ro2">
          <table:table-cell office:value-type="float" office:value="76">
            <text:p>76</text:p>
          </table:table-cell>
          <table:table-cell table:number-columns-repeated="2" office:value-type="string">
            <text:p>AWBR</text:p>
          </table:table-cell>
          <table:table-cell/>
          <table:table-cell table:style-name="ce7" office:value-type="string">
            <text:p><text:span text:style-name="T1"><text:a xlink:href="http://www.wormbase.org/db/gene/gene?name=WBGene00006069;class=Gene%22%20%5Ct%20%22_blank">STR-1</text:a></text:span><text:span text:style-name="T1">, </text:span><text:span text:style-name="T1"><text:a xlink:href="http://www.wormbase.org/db/gene/gene?name=WBGene00000907;class=Gene%22%20%5Ct%20%22_blank">DAF-11</text:a></text:span><text:span text:style-name="T1">. </text:span><text:span text:style-name="T1">Suggested </text:span><text:span text:style-name="T1">to express </text:span><text:span text:style-name="T1"><text:a xlink:href="http://www.wormbase.org/db/gene/gene?name=WBGene00000085;class=Gene%22%20%5Ct%20%22_blank">AEX-2</text:a></text:span><text:span text:style-name="T1">.</text:span></text:p>
          </table:table-cell>
        </table:table-row>
        <table:table-row table:style-name="ro2">
          <table:table-cell office:value-type="float" office:value="77">
            <text:p>77</text:p>
          </table:table-cell>
          <table:table-cell table:number-columns-repeated="2" office:value-type="string">
            <text:p>AWCL</text:p>
          </table:table-cell>
          <table:table-cell/>
          <table:table-cell table:style-name="ce8" office:value-type="string">
            <text:p><text:span text:style-name="T2"><text:a xlink:href="http://www.wormbase.org/db/gene/gene?name=WBGene00003889;class=Gene%22%20%5Ct%20%22_blank">OSM-9</text:a></text:span><text:span text:style-name="T2">, </text:span><text:span text:style-name="T2"><text:a xlink:href="http://www.wormbase.org/db/gene/gene?name=WBGene00000907;class=Gene%22%20%5Ct%20%22_blank">DAF-11</text:a></text:span><text:span text:style-name="T2">. </text:span><text:span text:style-name="T2"><text:a xlink:href="http://www.wormbase.org/db/gene/gene?name=WBGene00006070;class=Gene%22%20%5Ct%20%22_blank">STR-2</text:a></text:span><text:span text:style-name="T2">, </text:span><text:span text:style-name="T2">asymmetric</text:span><text:span text:style-name="T2">ally </text:span><text:span text:style-name="T2">(randomly </text:span><text:span text:style-name="T2">on the right </text:span><text:span text:style-name="T2">or left side). </text:span><text:span text:style-name="T2"><text:s/>GCY-12</text:span>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number-columns-repeated="2" office:value-type="string">
            <text:p>AWCR</text:p>
          </table:table-cell>
          <table:table-cell/>
          <table:table-cell table:style-name="ce8" office:value-type="string">
            <text:p><text:span text:style-name="T2"><text:a xlink:href="http://www.wormbase.org/db/gene/gene?name=WBGene00003889;class=Gene%22%20%5Ct%20%22_blank">OSM-9</text:a></text:span><text:span text:style-name="T2">, </text:span><text:span text:style-name="T2"><text:a xlink:href="http://www.wormbase.org/db/gene/gene?name=WBGene00000907;class=Gene%22%20%5Ct%20%22_blank">DAF-11</text:a></text:span><text:span text:style-name="T2">. </text:span><text:span text:style-name="T2"><text:a xlink:href="http://www.wormbase.org/db/gene/gene?name=WBGene00006070;class=Gene%22%20%5Ct%20%22_blank">STR-2</text:a></text:span><text:span text:style-name="T2">, </text:span><text:span text:style-name="T2">asymmetric</text:span><text:span text:style-name="T2">ally </text:span><text:span text:style-name="T2">(randomly </text:span><text:span text:style-name="T2">on the right </text:span><text:span text:style-name="T2">or left side). </text:span><text:span text:style-name="T2"><text:s/>GCY-12</text:span></text:p>
          </table:table-cell>
        </table:table-row>
        <table:table-row table:style-name="ro2">
          <table:table-cell office:value-type="float" office:value="79">
            <text:p>79</text:p>
          </table:table-cell>
          <table:table-cell table:number-columns-repeated="2" office:value-type="string">
            <text:p>BAGL</text:p>
          </table:table-cell>
          <table:table-cell/>
          <table:table-cell table:style-name="ce6" office:value-type="string">
            <text:p><text:a xlink:href="http://www.wormbase.org/db/gene/gene?name=WBGene00001553;class=Gene">GCY-33</text:a>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number-columns-repeated="2" office:value-type="string">
            <text:p>BAGR</text:p>
          </table:table-cell>
          <table:table-cell/>
          <table:table-cell table:style-name="ce6" office:value-type="string">
            <text:p><text:a xlink:href="http://www.wormbase.org/db/gene/gene?name=WBGene00001553;class=Gene">GCY-33</text:a></text:p>
          </table:table-cell>
        </table:table-row>
        <table:table-row table:style-name="ro2">
          <table:table-cell office:value-type="float" office:value="81">
            <text:p>81</text:p>
          </table:table-cell>
          <table:table-cell table:number-columns-repeated="2" office:value-type="string">
            <text:p>BDUL</text:p>
          </table:table-cell>
          <table:table-cell/>
          <table:table-cell table:style-name="ce6" office:value-type="string">
            <text:p><text:a xlink:href="http://www.wormbase.org/db/gene/gene?name=WBGene00001619;class=Gene">GLR-8</text:a>. A splice variant of the tyramine receptor <text:a xlink:href="http://www.wormbase.org/db/gene/locus?name=ser-2;class=Locus">SER-2</text:a>, gcy-3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table:number-columns-repeated="2" office:value-type="string">
            <text:p>BDUR</text:p>
          </table:table-cell>
          <table:table-cell/>
          <table:table-cell table:style-name="ce6" office:value-type="string">
            <text:p><text:a xlink:href="http://www.wormbase.org/db/gene/gene?name=WBGene00001619;class=Gene">GLR-8</text:a>. A splice variant of the tyramine receptor <text:a xlink:href="http://www.wormbase.org/db/gene/locus?name=ser-2;class=Locus">SER-2</text:a>, gcy-3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CANL*</text:p>
          </table:table-cell>
          <table:table-cell office:value-type="string">
            <text:p>CANL</text:p>
          </table:table-cell>
          <table:table-cell office:value-type="string">
            <text:p>Monoamine</text:p>
          </table:table-cell>
          <table:table-cell table:style-name="ce6" office:value-type="string">
            <text:p><text:a xlink:href="http://www.wormbase.org/db/gene/locus?name=ser-2;class=Locus">SER-2</text:a>. Suggested to express GABA-A/glycine receptor-like protein <text:a xlink:href="http://www.wormbase.org/db/gene/gene?name=WBGene00001587;class=Gene">GGR-2</text:a>.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CANR*</text:p>
          </table:table-cell>
          <table:table-cell office:value-type="string">
            <text:p>CANR</text:p>
          </table:table-cell>
          <table:table-cell office:value-type="string">
            <text:p>Monoamine</text:p>
          </table:table-cell>
          <table:table-cell table:style-name="ce6" office:value-type="string">
            <text:p><text:a xlink:href="http://www.wormbase.org/db/gene/locus?name=ser-2;class=Locus">SER-2</text:a>. Suggested to express GABA-A/glycine receptor-like protein <text:a xlink:href="http://www.wormbase.org/db/gene/gene?name=WBGene00001587;class=Gene">GGR-2</text:a>.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number-columns-repeated="2" office:value-type="string">
            <text:p>CEPDL</text:p>
          </table:table-cell>
          <table:table-cell office:value-type="string">
            <text:p>Dopamine</text:p>
          </table:table-cell>
          <table:table-cell table:style-name="ce6" office:value-type="string">
            <text:p><text:a xlink:href="http://www.wormbase.org/db/gene/gene?name=WBGene00001053;class=Gene">DOP-2</text:a></text:p>
          </table:table-cell>
        </table:table-row>
        <table:table-row table:style-name="ro2">
          <table:table-cell office:value-type="float" office:value="86">
            <text:p>86</text:p>
          </table:table-cell>
          <table:table-cell table:number-columns-repeated="2" office:value-type="string">
            <text:p>CEPDR</text:p>
          </table:table-cell>
          <table:table-cell office:value-type="string">
            <text:p>Dopamine</text:p>
          </table:table-cell>
          <table:table-cell table:style-name="ce6" office:value-type="string">
            <text:p><text:a xlink:href="http://www.wormbase.org/db/gene/gene?name=WBGene00001053;class=Gene">DOP-2</text:a></text:p>
          </table:table-cell>
        </table:table-row>
        <table:table-row table:style-name="ro2">
          <table:table-cell office:value-type="float" office:value="87">
            <text:p>87</text:p>
          </table:table-cell>
          <table:table-cell table:number-columns-repeated="2" office:value-type="string">
            <text:p>CEPVL</text:p>
          </table:table-cell>
          <table:table-cell office:value-type="string">
            <text:p>Dopamine</text:p>
          </table:table-cell>
          <table:table-cell table:style-name="ce6" office:value-type="string">
            <text:p><text:a xlink:href="http://www.wormbase.org/db/gene/gene?name=WBGene00001053;class=Gene">DOP-2</text:a></text:p>
          </table:table-cell>
        </table:table-row>
        <table:table-row table:style-name="ro2">
          <table:table-cell office:value-type="float" office:value="88">
            <text:p>88</text:p>
          </table:table-cell>
          <table:table-cell table:number-columns-repeated="2" office:value-type="string">
            <text:p>CEPVR</text:p>
          </table:table-cell>
          <table:table-cell office:value-type="string">
            <text:p>Dopamine</text:p>
          </table:table-cell>
          <table:table-cell table:style-name="ce6" office:value-type="string">
            <text:p><text:a xlink:href="http://www.wormbase.org/db/gene/gene?name=WBGene00001053;class=Gene">DOP-2</text:a></text:p>
          </table:table-cell>
        </table:table-row>
        <table:table-row table:style-name="ro2">
          <table:table-cell office:value-type="float" office:value="89">
            <text:p>89</text:p>
          </table:table-cell>
          <table:table-cell table:number-columns-repeated="2" office:value-type="string">
            <text:p>DA1</text:p>
          </table:table-cell>
          <table:table-cell office:value-type="string">
            <text:p>Acetylcholine</text:p>
          </table:table-cell>
          <table:table-cell table:style-name="ce7" office:value-type="string">
            <text:p><text:span text:style-name="T1"><text:a xlink:href="http://www.wormbase.org/db/gene/gene?name=WBGene00006748;class=Gene%22%20%5Ct%20%22_blank">UNC-8</text:a></text:span><text:span text:style-name="T1">.</text:span>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number-columns-repeated="2" office:value-type="string">
            <text:p>DA2</text:p>
          </table:table-cell>
          <table:table-cell office:value-type="string">
            <text:p>Acetylcholine</text:p>
          </table:table-cell>
          <table:table-cell table:style-name="ce7" office:value-type="string">
            <text:p><text:span text:style-name="T1"><text:a xlink:href="http://www.wormbase.org/db/gene/gene?name=WBGene00006748;class=Gene%22%20%5Ct%20%22_blank">UNC-8</text:a></text:span><text:span text:style-name="T1">.</text:span></text:p>
          </table:table-cell>
        </table:table-row>
        <table:table-row table:style-name="ro2">
          <table:table-cell office:value-type="float" office:value="91">
            <text:p>91</text:p>
          </table:table-cell>
          <table:table-cell table:number-columns-repeated="2" office:value-type="string">
            <text:p>DA3</text:p>
          </table:table-cell>
          <table:table-cell office:value-type="string">
            <text:p>Acetylcholine</text:p>
          </table:table-cell>
          <table:table-cell table:style-name="ce7" office:value-type="string">
            <text:p><text:span text:style-name="T1"><text:a xlink:href="http://www.wormbase.org/db/gene/gene?name=WBGene00006748;class=Gene%22%20%5Ct%20%22_blank">UNC-8</text:a></text:span><text:span text:style-name="T1">.</text:span></text:p>
          </table:table-cell>
        </table:table-row>
        <table:table-row table:style-name="ro2">
          <table:table-cell office:value-type="float" office:value="92">
            <text:p>92</text:p>
          </table:table-cell>
          <table:table-cell table:number-columns-repeated="2" office:value-type="string">
            <text:p>DA4</text:p>
          </table:table-cell>
          <table:table-cell office:value-type="string">
            <text:p>Acetylcholine</text:p>
          </table:table-cell>
          <table:table-cell table:style-name="ce7" office:value-type="string">
            <text:p><text:span text:style-name="T1"><text:a xlink:href="http://www.wormbase.org/db/gene/gene?name=WBGene00006748;class=Gene%22%20%5Ct%20%22_blank">UNC-8</text:a></text:span><text:span text:style-name="T1">.</text:span></text:p>
          </table:table-cell>
        </table:table-row>
        <table:table-row table:style-name="ro2">
          <table:table-cell office:value-type="float" office:value="93">
            <text:p>93</text:p>
          </table:table-cell>
          <table:table-cell table:number-columns-repeated="2" office:value-type="string">
            <text:p>DA5</text:p>
          </table:table-cell>
          <table:table-cell office:value-type="string">
            <text:p>Acetylcholine</text:p>
          </table:table-cell>
          <table:table-cell table:style-name="ce7" office:value-type="string">
            <text:p><text:span text:style-name="T1"><text:a xlink:href="http://www.wormbase.org/db/gene/gene?name=WBGene00006748;class=Gene%22%20%5Ct%20%22_blank">UNC-8</text:a></text:span><text:span text:style-name="T1">.</text:span></text:p>
          </table:table-cell>
        </table:table-row>
        <table:table-row table:style-name="ro2">
          <table:table-cell office:value-type="float" office:value="94">
            <text:p>94</text:p>
          </table:table-cell>
          <table:table-cell table:number-columns-repeated="2" office:value-type="string">
            <text:p>DA6</text:p>
          </table:table-cell>
          <table:table-cell office:value-type="string">
            <text:p>Acetylcholine</text:p>
          </table:table-cell>
          <table:table-cell table:style-name="ce7" office:value-type="string">
            <text:p><text:span text:style-name="T1"><text:a xlink:href="http://www.wormbase.org/db/gene/gene?name=WBGene00006748;class=Gene%22%20%5Ct%20%22_blank">UNC-8</text:a></text:span><text:span text:style-name="T1">.</text:span>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number-columns-repeated="2" office:value-type="string">
            <text:p>DA7</text:p>
          </table:table-cell>
          <table:table-cell office:value-type="string">
            <text:p>Acetylcholine</text:p>
          </table:table-cell>
          <table:table-cell table:style-name="ce7" office:value-type="string">
            <text:p><text:span text:style-name="T1"><text:a xlink:href="http://www.wormbase.org/db/gene/gene?name=WBGene00006748;class=Gene%22%20%5Ct%20%22_blank">UNC-8</text:a></text:span><text:span text:style-name="T1">.</text:span></text:p>
          </table:table-cell>
        </table:table-row>
        <table:table-row table:style-name="ro2">
          <table:table-cell office:value-type="float" office:value="96">
            <text:p>96</text:p>
          </table:table-cell>
          <table:table-cell table:number-columns-repeated="2" office:value-type="string">
            <text:p>DA8</text:p>
          </table:table-cell>
          <table:table-cell office:value-type="string">
            <text:p>Acetylcholine</text:p>
          </table:table-cell>
          <table:table-cell table:style-name="ce7" office:value-type="string">
            <text:p><text:span text:style-name="T1"><text:a xlink:href="http://www.wormbase.org/db/gene/gene?name=WBGene00006748;class=Gene%22%20%5Ct%20%22_blank">UNC-8</text:a></text:span><text:span text:style-name="T1">.</text:span>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number-columns-repeated="2" office:value-type="string">
            <text:p>DA9</text:p>
          </table:table-cell>
          <table:table-cell office:value-type="string">
            <text:p>Acetylcholine</text:p>
          </table:table-cell>
          <table:table-cell table:style-name="ce8" office:value-type="string">
            <text:p><text:span text:style-name="T2"><text:a xlink:href="http://www.wormbase.org/db/gene/locus?name=ser-2;class=Locus%22%20%5Ct%20%22_blank">SER-2</text:a></text:span><text:span text:style-name="T2">.</text:span></text:p>
          </table:table-cell>
        </table:table-row>
        <table:table-row table:style-name="ro2">
          <table:table-cell office:value-type="float" office:value="98">
            <text:p>98</text:p>
          </table:table-cell>
          <table:table-cell table:number-columns-repeated="2" office:value-type="string">
            <text:p>DB1</text:p>
          </table:table-cell>
          <table:table-cell office:value-type="string">
            <text:p>Acetylcholine</text:p>
          </table:table-cell>
          <table:table-cell table:style-name="Default"/>
        </table:table-row>
        <table:table-row table:style-name="ro2">
          <table:table-cell office:value-type="float" office:value="99">
            <text:p>99</text:p>
          </table:table-cell>
          <table:table-cell table:number-columns-repeated="2" office:value-type="string">
            <text:p>DB2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string">
            <text:p>DB3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101">
            <text:p>101</text:p>
          </table:table-cell>
          <table:table-cell table:number-columns-repeated="2" office:value-type="string">
            <text:p>DB4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102">
            <text:p>102</text:p>
          </table:table-cell>
          <table:table-cell table:number-columns-repeated="2" office:value-type="string">
            <text:p>DB5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103">
            <text:p>103</text:p>
          </table:table-cell>
          <table:table-cell table:number-columns-repeated="2" office:value-type="string">
            <text:p>DB6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table:number-columns-repeated="2" office:value-type="string">
            <text:p>DB7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105">
            <text:p>105</text:p>
          </table:table-cell>
          <table:table-cell table:number-columns-repeated="2" office:value-type="string">
            <text:p>DD1</text:p>
          </table:table-cell>
          <table:table-cell office:value-type="string">
            <text:p>GABA</text:p>
          </table:table-cell>
          <table:table-cell table:style-name="ce7" office:value-type="string">
            <text:p><text:span text:style-name="T1"><text:a xlink:href="http://wormbase.org/db/gene/gene?name=WBGene00003807;class=Gene%22%20%5Ct%20%22_blank">NPR-1</text:a></text:span><text:span text:style-name="T1">. </text:span><text:span text:style-name="T1">Suggested </text:span><text:span text:style-name="T1">to express </text:span><text:span text:style-name="T1">GABA-</text:span><text:span text:style-name="T1">A/glycine </text:span><text:span text:style-name="T1">receptor-</text:span><text:span text:style-name="T1">like protein </text:span><text:span text:style-name="T1"><text:a xlink:href="http://wormbase.org/db/gene/gene?name=WBGene00001587;class=Gene%22%20%5Ct%20%22_blank">GGR-2</text:a></text:span><text:span text:style-name="T1">. </text:span><text:span text:style-name="T1"><text:a xlink:href="http://wormbase.org/db/gene/gene?name=WBGene00006748;class=Gene%22%20%5Ct%20%22_blank">UNC-8</text:a></text:span><text:span text:style-name="T1">.</text:span>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table:number-columns-repeated="2" office:value-type="string">
            <text:p>DD2</text:p>
          </table:table-cell>
          <table:table-cell office:value-type="string">
            <text:p>GABA</text:p>
          </table:table-cell>
          <table:table-cell table:style-name="ce7" office:value-type="string">
            <text:p><text:span text:style-name="T1"><text:a xlink:href="http://wormbase.org/db/gene/gene?name=WBGene00003807;class=Gene%22%20%5Ct%20%22_blank">NPR-1</text:a></text:span><text:span text:style-name="T1">. </text:span><text:span text:style-name="T1">Suggested </text:span><text:span text:style-name="T1">to express </text:span><text:span text:style-name="T1">GABA-</text:span><text:span text:style-name="T1">A/glycine </text:span><text:span text:style-name="T1">receptor-</text:span><text:span text:style-name="T1">like protein </text:span><text:span text:style-name="T1"><text:a xlink:href="http://wormbase.org/db/gene/gene?name=WBGene00001587;class=Gene%22%20%5Ct%20%22_blank">GGR-2</text:a></text:span><text:span text:style-name="T1">. </text:span><text:span text:style-name="T1"><text:a xlink:href="http://wormbase.org/db/gene/gene?name=WBGene00006748;class=Gene%22%20%5Ct%20%22_blank">UNC-8</text:a></text:span><text:span text:style-name="T1">.</text:span>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table:number-columns-repeated="2" office:value-type="string">
            <text:p>DD3</text:p>
          </table:table-cell>
          <table:table-cell office:value-type="string">
            <text:p>GABA</text:p>
          </table:table-cell>
          <table:table-cell table:style-name="ce7" office:value-type="string">
            <text:p><text:span text:style-name="T1"><text:a xlink:href="http://wormbase.org/db/gene/gene?name=WBGene00003807;class=Gene%22%20%5Ct%20%22_blank">NPR-1</text:a></text:span><text:span text:style-name="T1">. </text:span><text:span text:style-name="T1">Suggested </text:span><text:span text:style-name="T1">to express </text:span><text:span text:style-name="T1">GABA-</text:span><text:span text:style-name="T1">A/glycine </text:span><text:span text:style-name="T1">receptor-</text:span><text:span text:style-name="T1">like protein </text:span><text:span text:style-name="T1"><text:a xlink:href="http://wormbase.org/db/gene/gene?name=WBGene00001587;class=Gene%22%20%5Ct%20%22_blank">GGR-2</text:a></text:span><text:span text:style-name="T1">. </text:span><text:span text:style-name="T1"><text:a xlink:href="http://wormbase.org/db/gene/gene?name=WBGene00006748;class=Gene%22%20%5Ct%20%22_blank">UNC-8</text:a></text:span><text:span text:style-name="T1">.</text:span>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table:number-columns-repeated="2" office:value-type="string">
            <text:p>DD4</text:p>
          </table:table-cell>
          <table:table-cell office:value-type="string">
            <text:p>GABA</text:p>
          </table:table-cell>
          <table:table-cell table:style-name="ce7" office:value-type="string">
            <text:p><text:span text:style-name="T1"><text:a xlink:href="http://wormbase.org/db/gene/gene?name=WBGene00003807;class=Gene%22%20%5Ct%20%22_blank">NPR-1</text:a></text:span><text:span text:style-name="T1">. </text:span><text:span text:style-name="T1">Suggested </text:span><text:span text:style-name="T1">to express </text:span><text:span text:style-name="T1">GABA-</text:span><text:span text:style-name="T1">A/glycine </text:span><text:span text:style-name="T1">receptor-</text:span><text:span text:style-name="T1">like protein </text:span><text:span text:style-name="T1"><text:a xlink:href="http://wormbase.org/db/gene/gene?name=WBGene00001587;class=Gene%22%20%5Ct%20%22_blank">GGR-2</text:a></text:span><text:span text:style-name="T1">. </text:span><text:span text:style-name="T1"><text:a xlink:href="http://wormbase.org/db/gene/gene?name=WBGene00006748;class=Gene%22%20%5Ct%20%22_blank">UNC-8</text:a></text:span><text:span text:style-name="T1">.</text:span>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table:number-columns-repeated="2" office:value-type="string">
            <text:p>DD5</text:p>
          </table:table-cell>
          <table:table-cell office:value-type="string">
            <text:p>GABA</text:p>
          </table:table-cell>
          <table:table-cell table:style-name="ce7" office:value-type="string">
            <text:p><text:span text:style-name="T1"><text:a xlink:href="http://wormbase.org/db/gene/gene?name=WBGene00003807;class=Gene%22%20%5Ct%20%22_blank">NPR-1</text:a></text:span><text:span text:style-name="T1">. </text:span><text:span text:style-name="T1">Suggested </text:span><text:span text:style-name="T1">to express </text:span><text:span text:style-name="T1">GABA-</text:span><text:span text:style-name="T1">A/glycine </text:span><text:span text:style-name="T1">receptor-</text:span><text:span text:style-name="T1">like protein </text:span><text:span text:style-name="T1"><text:a xlink:href="http://wormbase.org/db/gene/gene?name=WBGene00001587;class=Gene%22%20%5Ct%20%22_blank">GGR-2</text:a></text:span><text:span text:style-name="T1">. </text:span><text:span text:style-name="T1"><text:a xlink:href="http://wormbase.org/db/gene/gene?name=WBGene00006748;class=Gene%22%20%5Ct%20%22_blank">UNC-8</text:a></text:span><text:span text:style-name="T1">.</text:span>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number-columns-repeated="2" office:value-type="string">
            <text:p>DD6</text:p>
          </table:table-cell>
          <table:table-cell office:value-type="string">
            <text:p>GABA</text:p>
          </table:table-cell>
          <table:table-cell table:style-name="ce7" office:value-type="string">
            <text:p><text:span text:style-name="T1"><text:a xlink:href="http://wormbase.org/db/gene/gene?name=WBGene00003807;class=Gene%22%20%5Ct%20%22_blank">NPR-1</text:a></text:span><text:span text:style-name="T1">. </text:span><text:span text:style-name="T1">Suggested </text:span><text:span text:style-name="T1">to express </text:span><text:span text:style-name="T1">GABA-</text:span><text:span text:style-name="T1">A/glycine </text:span><text:span text:style-name="T1">receptor-</text:span><text:span text:style-name="T1">like protein </text:span><text:span text:style-name="T1"><text:a xlink:href="http://wormbase.org/db/gene/gene?name=WBGene00001587;class=Gene%22%20%5Ct%20%22_blank">GGR-2</text:a></text:span><text:span text:style-name="T1">. </text:span><text:span text:style-name="T1"><text:a xlink:href="http://wormbase.org/db/gene/gene?name=WBGene00006748;class=Gene%22%20%5Ct%20%22_blank">UNC-8</text:a></text:span><text:span text:style-name="T1">.</text:span>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table:number-columns-repeated="2" office:value-type="string">
            <text:p>DVA</text:p>
          </table:table-cell>
          <table:table-cell office:value-type="string">
            <text:p>-</text:p>
          </table:table-cell>
          <table:table-cell table:style-name="ce8" office:value-type="string">
            <text:p><text:span text:style-name="T2"><text:a xlink:href="http://www.wormbase.org/db/gene/gene?name=WBGene00001615;class=Gene%22%20%5Ct%20%22_blank">GLR-4</text:a></text:span><text:span text:style-name="T2">,</text:span><text:span text:style-name="T2"><text:a xlink:href="http://www.wormbase.org/db/gene/gene?name=WBGene00001616;class=Gene%22%20%5Ct%20%22_blank"> GLR-5</text:a></text:span><text:span text:style-name="T2"> and </text:span><text:span text:style-name="T2"><text:a xlink:href="http://www.wormbase.org/db/gene/gene?name=WBGene00003774;class=Gene%22%20%5Ct%20%22_blank">NMR-1</text:a></text:span><text:span text:style-name="T2">. </text:span><text:span text:style-name="T2"><text:a xlink:href="http://wormbase.org/db/gene/gene?name=WBGene00004777;class=Gene%22%20%5Ct%20%22_blank">SER-2</text:a></text:span><text:span text:style-name="T2">. </text:span><text:span text:style-name="T2">Variably </text:span><text:span text:style-name="T2">expresses </text:span><text:span text:style-name="T2"><text:a xlink:href="http://www.wormbase.org/db/gene/gene?name=WBGene00004779;class=Gene%22%20%5Ct%20%22_blank">SER-4</text:a></text:span><text:span text:style-name="T2"> (can </text:span><text:span text:style-name="T2">be instead </text:span><text:span text:style-name="T2"><text:a xlink:href="http://wormatlas.org/neurons/Individual%20Neurons/DVCframeset.html%22%20%5Ct%20%22_blank">DVC</text:a></text:span><text:span text:style-name="T2"> </text:span><text:span text:style-name="T2">neuron). </text:span><text:span text:style-name="T2"><text:a xlink:href="http://www.wormbase.org/db/gene/gene?name=WBGene00001588;class=Gene%22%20%5Ct%20%22_blank">GGR-3</text:a></text:span><text:span text:style-name="T2">. </text:span><text:span text:style-name="T2">GGR-2.</text:span>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table:number-columns-repeated="2" office:value-type="string">
            <text:p>DVB</text:p>
          </table:table-cell>
          <table:table-cell office:value-type="string">
            <text:p>GABA</text:p>
          </table:table-cell>
          <table:table-cell/>
        </table:table-row>
        <table:table-row table:style-name="ro2">
          <table:table-cell office:value-type="float" office:value="113">
            <text:p>113</text:p>
          </table:table-cell>
          <table:table-cell table:number-columns-repeated="2" office:value-type="string">
            <text:p>DVC</text:p>
          </table:table-cell>
          <table:table-cell office:value-type="string">
            <text:p>-</text:p>
          </table:table-cell>
          <table:table-cell table:style-name="ce7" office:value-type="string">
            <text:p><text:span text:style-name="T1"><text:a xlink:href="http://www.wormbase.org/db/gene/gene?name=WBGene00001612;class=Gene%22%20%5Ct%20%22_blank">GLR-1</text:a></text:span><text:span text:style-name="T1"> (</text:span><text:span text:style-name="T1"><text:a xlink:href="http://www.wormbase.org/db/misc/paper?name=WBPaper00002309;class=Paper%22%20%5Ct%20%22_blank">Hart et al., 1995</text:a></text:span><text:span text:style-name="T1">). Variably </text:span><text:span text:style-name="T1">expresses </text:span><text:span text:style-name="T1"><text:a xlink:href="http://wormbase.org/db/gene/gene?name=WBGene00004779;class=Gene%22%20%5Ct%20%22_blank">SER-4</text:a></text:span><text:span text:style-name="T1"> (can </text:span><text:span text:style-name="T1">be instead </text:span><text:span text:style-name="T1">DVA).</text:span>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table:number-columns-repeated="2" office:value-type="string">
            <text:p>FLPL</text:p>
          </table:table-cell>
          <table:table-cell office:value-type="string">
            <text:p>Glutamate</text:p>
          </table:table-cell>
          <table:table-cell table:style-name="ce7" office:value-type="string">
            <text:p><text:span text:style-name="T1"><text:a xlink:href="http://www.wormbase.org/db/gene/gene?name=WBGene00003889;class=Gene%22%20%5Ct%20%22_blank">OSM-9</text:a></text:span><text:span text:style-name="T1">. </text:span><text:span text:style-name="T1"><text:a xlink:href="http://www.wormbase.org/db/gene/gene?name=WBGene00000951;class=Gene%22%20%5Ct%20%22_blank">DEG-3</text:a></text:span><text:span text:style-name="T1"> and </text:span><text:span text:style-name="T1"><text:a xlink:href="http://www.wormbase.org/db/gene/gene?name=WBGene00000955;class=Gene%22%20%5Ct%20%22_blank">DES-2</text:a></text:span><text:span text:style-name="T1">. </text:span><text:span text:style-name="T1"><text:a xlink:href="http://wormbase.org/db/gene/gene?name=WBGene00001615;class=Gene%22%20%5Ct%20%22_blank">GLR-4</text:a></text:span><text:span text:style-name="T1">. </text:span><text:span text:style-name="T1"><text:a xlink:href="http://wormbase.org/db/gene/gene?name=WBGene00003174;class=Gene%22%20%5Ct%20%22_blank">MEC-10</text:a></text:span><text:span text:style-name="T1">. </text:span><text:span text:style-name="T1"><text:a xlink:href="http://wormbase.org/db/gene/gene?name=WBGene00000952;class=Gene%22%20%5Ct%20%22_blank">DEL-1</text:a></text:span><text:span text:style-name="T1">. </text:span><text:span text:style-name="T1"><text:a xlink:href="http://www.wormbase.org/db/gene/gene?name=WBGene00006748;class=Gene%22%20%5Ct%20%22_blank">UNC-8</text:a></text:span><text:span text:style-name="T1">.</text:span>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table:number-columns-repeated="2" office:value-type="string">
            <text:p>FLPR</text:p>
          </table:table-cell>
          <table:table-cell office:value-type="string">
            <text:p>Glutamate</text:p>
          </table:table-cell>
          <table:table-cell table:style-name="ce7" office:value-type="string">
            <text:p><text:span text:style-name="T1"><text:a xlink:href="http://www.wormbase.org/db/gene/gene?name=WBGene00003889;class=Gene%22%20%5Ct%20%22_blank">OSM-9</text:a></text:span><text:span text:style-name="T1">. </text:span><text:span text:style-name="T1"><text:a xlink:href="http://www.wormbase.org/db/gene/gene?name=WBGene00000951;class=Gene%22%20%5Ct%20%22_blank">DEG-3</text:a></text:span><text:span text:style-name="T1"> and </text:span><text:span text:style-name="T1"><text:a xlink:href="http://www.wormbase.org/db/gene/gene?name=WBGene00000955;class=Gene%22%20%5Ct%20%22_blank">DES-2</text:a></text:span><text:span text:style-name="T1">. </text:span><text:span text:style-name="T1"><text:a xlink:href="http://wormbase.org/db/gene/gene?name=WBGene00001615;class=Gene%22%20%5Ct%20%22_blank">GLR-4</text:a></text:span><text:span text:style-name="T1">. </text:span><text:span text:style-name="T1"><text:a xlink:href="http://wormbase.org/db/gene/gene?name=WBGene00003174;class=Gene%22%20%5Ct%20%22_blank">MEC-10</text:a></text:span><text:span text:style-name="T1">. </text:span><text:span text:style-name="T1"><text:a xlink:href="http://wormbase.org/db/gene/gene?name=WBGene00000952;class=Gene%22%20%5Ct%20%22_blank">DEL-1</text:a></text:span><text:span text:style-name="T1">. </text:span><text:span text:style-name="T1"><text:a xlink:href="http://www.wormbase.org/db/gene/gene?name=WBGene00006748;class=Gene%22%20%5Ct%20%22_blank">UNC-8</text:a></text:span><text:span text:style-name="T1">.</text:span>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table:number-columns-repeated="2" office:value-type="string">
            <text:p>HSNL</text:p>
          </table:table-cell>
          <table:table-cell office:value-type="string">
            <text:p>Serotonin, Acetylcholine</text:p>
          </table:table-cell>
          <table:table-cell table:style-name="ce7" office:value-type="string">
            <text:p><text:span text:style-name="T1"><text:a xlink:href="http://www.wormbase.org/db/gene/gene?name=WBGene00003170;class=Gene%22%20%5Ct%20%22_blank">MEC-6</text:a></text:span><text:span text:style-name="T1">. </text:span><text:span text:style-name="T1"><text:a xlink:href="http://www.wormbase.org/db/gene/gene?name=WBGene00001518;class=Gene%22%20%5Ct%20%22_blank">GAR-2</text:a></text:span><text:span text:style-name="T1">. </text:span><text:span text:style-name="T1"><text:a xlink:href="http://www.wormbase.org/db/gene/gene?name=WBGene00001616;class=Gene%22%20%5Ct%20%22_blank">GLR-5</text:a></text:span><text:span text:style-name="T1">. </text:span><text:span text:style-name="T1"><text:a xlink:href="http://www.wormbase.org/db/gene/gene?name=WBGene00001587;class=Gene%22%20%5Ct%20%22_blank">GGR-2</text:a></text:span><text:span text:style-name="T1">.</text:span>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table:number-columns-repeated="2" office:value-type="string">
            <text:p>HSNR</text:p>
          </table:table-cell>
          <table:table-cell office:value-type="string">
            <text:p>Serotonin, Acetylcholine</text:p>
          </table:table-cell>
          <table:table-cell table:style-name="ce7" office:value-type="string">
            <text:p><text:span text:style-name="T1"><text:a xlink:href="http://www.wormbase.org/db/gene/gene?name=WBGene00003170;class=Gene%22%20%5Ct%20%22_blank">MEC-6</text:a></text:span><text:span text:style-name="T1">. </text:span><text:span text:style-name="T1"><text:a xlink:href="http://www.wormbase.org/db/gene/gene?name=WBGene00001518;class=Gene%22%20%5Ct%20%22_blank">GAR-2</text:a></text:span><text:span text:style-name="T1">. </text:span><text:span text:style-name="T1"><text:a xlink:href="http://www.wormbase.org/db/gene/gene?name=WBGene00001616;class=Gene%22%20%5Ct%20%22_blank">GLR-5</text:a></text:span><text:span text:style-name="T1">. </text:span><text:span text:style-name="T1"><text:a xlink:href="http://www.wormbase.org/db/gene/gene?name=WBGene00001587;class=Gene%22%20%5Ct%20%22_blank">GGR-2</text:a></text:span><text:span text:style-name="T1">.</text:span>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table:number-columns-repeated="2" office:value-type="string">
            <text:p>I1L</text:p>
          </table:table-cell>
          <table:table-cell office:value-type="string">
            <text:p>Acetylcholine</text:p>
          </table:table-cell>
          <table:table-cell table:style-name="ce7" office:value-type="string">
            <text:p><text:span text:style-name="T1"><text:a xlink:href="http://www.wormbase.org/db/gene/gene?name=WBGene00001618;class=Gene%22%20%5Ct%20%22_blank">GLR-7</text:a></text:span><text:span text:style-name="T1"> and </text:span><text:span text:style-name="T1"><text:a xlink:href="http://www.wormbase.org/db/gene/gene?name=WBGene00001619;class=Gene%22%20%5Ct%20%22_blank">GLR-8</text:a></text:span><text:span text:style-name="T1">. </text:span><text:span text:style-name="T1">ACM-2 (</text:span><text:span text:style-name="T1"><text:a xlink:href="http://www.wormbase.org/db/seq/sequence?name=F47D12.2;class=Sequence%22%20%5Ct%20%22_blank">F47D12.2</text:a></text:span><text:span text:style-name="T1">).</text:span>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table:number-columns-repeated="2" office:value-type="string">
            <text:p>I1R</text:p>
          </table:table-cell>
          <table:table-cell office:value-type="string">
            <text:p>Acetylcholine</text:p>
          </table:table-cell>
          <table:table-cell table:style-name="ce7" office:value-type="string">
            <text:p><text:span text:style-name="T1"><text:a xlink:href="http://www.wormbase.org/db/gene/gene?name=WBGene00001618;class=Gene%22%20%5Ct%20%22_blank">GLR-7</text:a></text:span><text:span text:style-name="T1"> and </text:span><text:span text:style-name="T1"><text:a xlink:href="http://www.wormbase.org/db/gene/gene?name=WBGene00001619;class=Gene%22%20%5Ct%20%22_blank">GLR-8</text:a></text:span><text:span text:style-name="T1">. </text:span><text:span text:style-name="T1">ACM-2 (</text:span><text:span text:style-name="T1"><text:a xlink:href="http://www.wormbase.org/db/seq/sequence?name=F47D12.2;class=Sequence%22%20%5Ct%20%22_blank">F47D12.2</text:a></text:span><text:span text:style-name="T1">).</text:span>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number-columns-repeated="2" office:value-type="string">
            <text:p>I2L</text:p>
          </table:table-cell>
          <table:table-cell/>
          <table:table-cell table:style-name="ce8" office:value-type="string">
            <text:p><text:span text:style-name="T2"><text:a xlink:href="http://www.wormbase.org/db/gene/gene?name=WBGene00001618;class=Gene%22%20%5Ct%20%22_blank">GLR-7</text:a></text:span><text:span text:style-name="T2"> and </text:span><text:span text:style-name="T2"><text:a xlink:href="http://www.wormbase.org/db/gene/gene?name=WBGene00001619;class=Gene%22%20%5Ct%20%22_blank">GLR-8</text:a></text:span><text:span text:style-name="T2">. </text:span><text:span text:style-name="T2">ACM-2 (</text:span><text:span text:style-name="T2"><text:a xlink:href="http://www.wormbase.org/db/seq/sequence?name=F47D12.2;class=Sequence%22%20%5Ct%20%22_blank">F47D12.2</text:a></text:span><text:span text:style-name="T2">). </text:span><text:span text:style-name="T2">SER-7b</text:span>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table:number-columns-repeated="2" office:value-type="string">
            <text:p>I2R</text:p>
          </table:table-cell>
          <table:table-cell/>
          <table:table-cell table:style-name="ce8" office:value-type="string">
            <text:p><text:span text:style-name="T2"><text:a xlink:href="http://www.wormbase.org/db/gene/gene?name=WBGene00001618;class=Gene%22%20%5Ct%20%22_blank">GLR-7</text:a></text:span><text:span text:style-name="T2"> and </text:span><text:span text:style-name="T2"><text:a xlink:href="http://www.wormbase.org/db/gene/gene?name=WBGene00001619;class=Gene%22%20%5Ct%20%22_blank">GLR-8</text:a></text:span><text:span text:style-name="T2">. </text:span><text:span text:style-name="T2">ACM-2 (</text:span><text:span text:style-name="T2"><text:a xlink:href="http://www.wormbase.org/db/seq/sequence?name=F47D12.2;class=Sequence%22%20%5Ct%20%22_blank">F47D12.2</text:a></text:span><text:span text:style-name="T2">). </text:span><text:span text:style-name="T2">SER-7b</text:span>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table:number-columns-repeated="2" office:value-type="string">
            <text:p>I3</text:p>
          </table:table-cell>
          <table:table-cell/>
          <table:table-cell table:style-name="ce6" office:value-type="string">
            <text:p>GLR-7 And GLR7b AEX-2. 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table:number-columns-repeated="2" office:value-type="string">
            <text:p>I4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table:number-columns-repeated="2" office:value-type="string">
            <text:p>I5</text:p>
          </table:table-cell>
          <table:table-cell office:value-type="string">
            <text:p>Serotonin, Glutamate</text:p>
          </table:table-cell>
          <table:table-cell/>
        </table:table-row>
        <table:table-row table:style-name="ro2">
          <table:table-cell office:value-type="float" office:value="125">
            <text:p>125</text:p>
          </table:table-cell>
          <table:table-cell table:number-columns-repeated="2" office:value-type="string">
            <text:p>I6</text:p>
          </table:table-cell>
          <table:table-cell office:value-type="string">
            <text:p>Acetylcholine</text:p>
          </table:table-cell>
          <table:table-cell table:style-name="ce6" office:value-type="string">
            <text:p>GLR-7 And GLR-b8, SER-7b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table:number-columns-repeated="2" office:value-type="string">
            <text:p>IL1DL</text:p>
          </table:table-cell>
          <table:table-cell office:value-type="string">
            <text:p>Glutamate</text:p>
          </table:table-cell>
          <table:table-cell table:style-name="ce6" office:value-type="string">
            <text:p><text:a xlink:href="http://www.wormbase.org/db/gene/gene?name=WBGene00000951;class=Gene">DEG-3</text:a>. <text:a xlink:href="http://www.wormbase.org/db/gene/gene?name=WBGene00003170;class=Gene">MEC-6</text:a>.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table:number-columns-repeated="2" office:value-type="string">
            <text:p>IL1DR</text:p>
          </table:table-cell>
          <table:table-cell office:value-type="string">
            <text:p>Glutamate</text:p>
          </table:table-cell>
          <table:table-cell table:style-name="ce6" office:value-type="string">
            <text:p><text:a xlink:href="http://www.wormbase.org/db/gene/gene?name=WBGene00000951;class=Gene">DEG-3</text:a>. <text:a xlink:href="http://www.wormbase.org/db/gene/gene?name=WBGene00003170;class=Gene">MEC-6</text:a>.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number-columns-repeated="2" office:value-type="string">
            <text:p>IL1L</text:p>
          </table:table-cell>
          <table:table-cell office:value-type="string">
            <text:p>Glutamate</text:p>
          </table:table-cell>
          <table:table-cell table:style-name="ce6" office:value-type="string">
            <text:p><text:a xlink:href="http://www.wormbase.org/db/gene/gene?name=WBGene00000951;class=Gene">DEG-3</text:a>. <text:a xlink:href="http://www.wormbase.org/db/gene/gene?name=WBGene00003170;class=Gene">MEC-6</text:a>.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table:number-columns-repeated="2" office:value-type="string">
            <text:p>IL1R</text:p>
          </table:table-cell>
          <table:table-cell office:value-type="string">
            <text:p>Glutamate</text:p>
          </table:table-cell>
          <table:table-cell table:style-name="ce6" office:value-type="string">
            <text:p><text:a xlink:href="http://www.wormbase.org/db/gene/gene?name=WBGene00000951;class=Gene">DEG-3</text:a>. <text:a xlink:href="http://www.wormbase.org/db/gene/gene?name=WBGene00003170;class=Gene">MEC-6</text:a>.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table:number-columns-repeated="2" office:value-type="string">
            <text:p>IL1VL</text:p>
          </table:table-cell>
          <table:table-cell office:value-type="string">
            <text:p>Glutamate</text:p>
          </table:table-cell>
          <table:table-cell table:style-name="ce6" office:value-type="string">
            <text:p><text:a xlink:href="http://www.wormbase.org/db/gene/gene?name=WBGene00000951;class=Gene">DEG-3</text:a>. <text:a xlink:href="http://www.wormbase.org/db/gene/gene?name=WBGene00003170;class=Gene">MEC-6</text:a>.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table:number-columns-repeated="2" office:value-type="string">
            <text:p>IL1VR</text:p>
          </table:table-cell>
          <table:table-cell office:value-type="string">
            <text:p>Glutamate</text:p>
          </table:table-cell>
          <table:table-cell table:style-name="ce6" office:value-type="string">
            <text:p><text:a xlink:href="http://www.wormbase.org/db/gene/gene?name=WBGene00000951;class=Gene">DEG-3</text:a>. <text:a xlink:href="http://www.wormbase.org/db/gene/gene?name=WBGene00003170;class=Gene">MEC-6</text:a>.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table:number-columns-repeated="2" office:value-type="string">
            <text:p>IL2DL</text:p>
          </table:table-cell>
          <table:table-cell office:value-type="string">
            <text:p>-</text:p>
          </table:table-cell>
          <table:table-cell table:style-name="ce6" office:value-type="string">
            <text:p><text:a xlink:href="http://www.wormbase.org/db/gene/locus?name=des-2;class=Locus">DES-2 </text:a>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table:number-columns-repeated="2" office:value-type="string">
            <text:p>IL2DR</text:p>
          </table:table-cell>
          <table:table-cell office:value-type="string">
            <text:p>-</text:p>
          </table:table-cell>
          <table:table-cell table:style-name="ce6" office:value-type="string">
            <text:p><text:a xlink:href="http://www.wormbase.org/db/gene/locus?name=des-2;class=Locus">DES-2 </text:a>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table:number-columns-repeated="2" office:value-type="string">
            <text:p>IL2L</text:p>
          </table:table-cell>
          <table:table-cell office:value-type="string">
            <text:p>Acetylcholine</text:p>
          </table:table-cell>
          <table:table-cell table:style-name="ce6" office:value-type="string">
            <text:p><text:a xlink:href="http://wormbase.org/db/gene/gene?name=WBGene00003807;class=Gene">NPR-1</text:a>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table:number-columns-repeated="2" office:value-type="string">
            <text:p>IL2R</text:p>
          </table:table-cell>
          <table:table-cell office:value-type="string">
            <text:p>Acetylcholine</text:p>
          </table:table-cell>
          <table:table-cell table:style-name="ce6" office:value-type="string">
            <text:p><text:a xlink:href="http://wormbase.org/db/gene/gene?name=WBGene00003807;class=Gene">NPR-1</text:a>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table:number-columns-repeated="2" office:value-type="string">
            <text:p>IL2VL</text:p>
          </table:table-cell>
          <table:table-cell office:value-type="string">
            <text:p>-</text:p>
          </table:table-cell>
          <table:table-cell table:style-name="ce6" office:value-type="string">
            <text:p><text:a xlink:href="http://www.wormbase.org/db/gene/locus?name=des-2;class=Locus">DES-2 </text:a>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table:number-columns-repeated="2" office:value-type="string">
            <text:p>IL2VR</text:p>
          </table:table-cell>
          <table:table-cell office:value-type="string">
            <text:p>-</text:p>
          </table:table-cell>
          <table:table-cell table:style-name="ce6" office:value-type="string">
            <text:p><text:a xlink:href="http://www.wormbase.org/db/gene/locus?name=des-2;class=Locus">DES-2 </text:a>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table:number-columns-repeated="2" office:value-type="string">
            <text:p>LUAL</text:p>
          </table:table-cell>
          <table:table-cell office:value-type="string">
            <text:p>Glutamate</text:p>
          </table:table-cell>
          <table:table-cell table:style-name="ce6" office:value-type="string">
            <text:p><text:a xlink:href="http://www.wormbase.org/db/gene/locus?name=glr-5;class=Locus">GLR-5</text:a>. <text:a xlink:href="http://www.wormbase.org/db/gene/locus?name=ser-2;class=Locus">SER-2</text:a>.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table:number-columns-repeated="2" office:value-type="string">
            <text:p>LUAR</text:p>
          </table:table-cell>
          <table:table-cell office:value-type="string">
            <text:p>Glutamate</text:p>
          </table:table-cell>
          <table:table-cell table:style-name="ce6" office:value-type="string">
            <text:p><text:a xlink:href="http://www.wormbase.org/db/gene/locus?name=glr-5;class=Locus">GLR-5</text:a>. <text:a xlink:href="http://www.wormbase.org/db/gene/locus?name=ser-2;class=Locus">SER-2</text:a>.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table:number-columns-repeated="2" office:value-type="string">
            <text:p>M1</text:p>
          </table:table-cell>
          <table:table-cell office:value-type="string">
            <text:p>Acetylcholine</text:p>
          </table:table-cell>
          <table:table-cell table:style-name="ce6" office:value-type="string">
            <text:p><text:a xlink:href="http://www.wormbase.org/db/gene/gene?name=WBGene00001613;class=Gene">GLR-2</text:a>, <text:a xlink:href="http://www.wormbase.org/db/gene/gene?name=WBGene00000232;class=Gene">AVR-14</text:a>.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table:number-columns-repeated="2" office:value-type="string">
            <text:p>M2L</text:p>
          </table:table-cell>
          <table:table-cell office:value-type="string">
            <text:p>Acetylcholine</text:p>
          </table:table-cell>
          <table:table-cell office:value-type="string">
            <text:p>SER-7b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table:number-columns-repeated="2" office:value-type="string">
            <text:p>M2R</text:p>
          </table:table-cell>
          <table:table-cell office:value-type="string">
            <text:p>Acetylcholine</text:p>
          </table:table-cell>
          <table:table-cell office:value-type="string">
            <text:p>SER-7b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table:number-columns-repeated="2" office:value-type="string">
            <text:p>M3L</text:p>
          </table:table-cell>
          <table:table-cell office:value-type="string">
            <text:p>Glutamate</text:p>
          </table:table-cell>
          <table:table-cell table:style-name="ce6" office:value-type="string">
            <text:p><text:a xlink:href="http://www.wormbase.org/db/gene/gene?name=WBGene00001619;class=Gene">GLR-8</text:a>. <text:a xlink:href="http://wormbase.org/db/gene/gene?name=WBGene00003807;class=Gene">NPR-1</text:a>.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table:number-columns-repeated="2" office:value-type="string">
            <text:p>M3R</text:p>
          </table:table-cell>
          <table:table-cell office:value-type="string">
            <text:p>Glutamate</text:p>
          </table:table-cell>
          <table:table-cell table:style-name="ce6" office:value-type="string">
            <text:p><text:a xlink:href="http://www.wormbase.org/db/gene/gene?name=WBGene00001619;class=Gene">GLR-8</text:a>. <text:a xlink:href="http://wormbase.org/db/gene/gene?name=WBGene00003807;class=Gene">NPR-1</text:a>.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table:number-columns-repeated="2" office:value-type="string">
            <text:p>M4</text:p>
          </table:table-cell>
          <table:table-cell office:value-type="string">
            <text:p>Acetylcholine</text:p>
          </table:table-cell>
          <table:table-cell table:style-name="ce6" office:value-type="string">
            <text:p><text:a xlink:href="http://www.wormbase.org/db/gene/gene?name=WBGene00004780;class=Gene">SER7b </text:a>. ACM-2 (<text:a xlink:href="http://www.wormbase.org/db/seq/sequence?name=F47D12.2;class=Sequence">F47D12.2</text:a>). <text:a xlink:href="http://www.wormbase.org/db/gene/gene?name=WBGene00001619;class=Gene">GLR-8</text:a>.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table:number-columns-repeated="2" office:value-type="string">
            <text:p>M5</text:p>
          </table:table-cell>
          <table:table-cell office:value-type="string">
            <text:p>Acetylcholine</text:p>
          </table:table-cell>
          <table:table-cell table:style-name="ce6" office:value-type="string">
            <text:p><text:a xlink:href="http://www.wormbase.org/db/gene/gene?name=WBGene00001619;class=Gene">GLR-8</text:a>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table:number-columns-repeated="2" office:value-type="string">
            <text:p>MCL</text:p>
          </table:table-cell>
          <table:table-cell office:value-type="string">
            <text:p>Acetylcholine</text:p>
          </table:table-cell>
          <table:table-cell table:style-name="ce6" office:value-type="string">
            <text:p><text:a xlink:href="http://www.wormbase.org/db/gene/gene?name=WBGene00001619;class=Gene">GLR-8</text:a>, SER-7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table:number-columns-repeated="2" office:value-type="string">
            <text:p>MCR</text:p>
          </table:table-cell>
          <table:table-cell office:value-type="string">
            <text:p>Acetylcholine</text:p>
          </table:table-cell>
          <table:table-cell table:style-name="ce6" office:value-type="string">
            <text:p><text:a xlink:href="http://www.wormbase.org/db/gene/gene?name=WBGene00001619;class=Gene">GLR-8</text:a>, SER-7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table:number-columns-repeated="2" office:value-type="string">
            <text:p>MI</text:p>
          </table:table-cell>
          <table:table-cell office:value-type="string">
            <text:p>-</text:p>
          </table:table-cell>
          <table:table-cell table:style-name="ce6" office:value-type="string">
            <text:p><text:a xlink:href="http://www.wormbase.org/db/gene/gene?name=WBGene00001613;class=Gene">GLR-2 </text:a>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string">
            <text:p>NSML</text:p>
          </table:table-cell>
          <table:table-cell office:value-type="string">
            <text:p>Serotonin, Glutamate</text:p>
          </table:table-cell>
          <table:table-cell table:style-name="ce7" office:value-type="string">
            <text:p><text:span text:style-name="T1"><text:a xlink:href="http://www.wormbase.org/db/gene/gene?name=WBGene00001618;class=Gene%22%20%5Ct%20%22_blank">GLR-7</text:a></text:span><text:span text:style-name="T1"> and </text:span><text:span text:style-name="T1"><text:a xlink:href="http://www.wormbase.org/db/gene/gene?name=WBGene00001619;class=Gene%22%20%5Ct%20%22_blank">GLR-8</text:a></text:span><text:span text:style-name="T1">. </text:span><text:span text:style-name="T1"><text:a xlink:href="http://www.wormbase.org/db/gene/locus?name=ser-2;class=Locus%22%20%5Ct%20%22_blank">SER-2</text:a></text:span><text:span text:style-name="T1">. </text:span><text:span text:style-name="T1"><text:a xlink:href="http://www.wormbase.org/db/gene/gene?name=WBGene00000085;class=Gene%22%20%5Ct%20%22_blank">AEX-2</text:a></text:span><text:span text:style-name="T1">. </text:span>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table:number-columns-repeated="2" office:value-type="string">
            <text:p>NSMR</text:p>
          </table:table-cell>
          <table:table-cell office:value-type="string">
            <text:p>Serotonin, Glutamate</text:p>
          </table:table-cell>
          <table:table-cell table:style-name="ce7" office:value-type="string">
            <text:p><text:span text:style-name="T1"><text:a xlink:href="http://www.wormbase.org/db/gene/gene?name=WBGene00001618;class=Gene%22%20%5Ct%20%22_blank">GLR-7</text:a></text:span><text:span text:style-name="T1"> and </text:span><text:span text:style-name="T1"><text:a xlink:href="http://www.wormbase.org/db/gene/gene?name=WBGene00001619;class=Gene%22%20%5Ct%20%22_blank">GLR-8</text:a></text:span><text:span text:style-name="T1">. </text:span><text:span text:style-name="T1"><text:a xlink:href="http://www.wormbase.org/db/gene/locus?name=ser-2;class=Locus%22%20%5Ct%20%22_blank">SER-2</text:a></text:span><text:span text:style-name="T1">. </text:span><text:span text:style-name="T1"><text:a xlink:href="http://www.wormbase.org/db/gene/gene?name=WBGene00000085;class=Gene%22%20%5Ct%20%22_blank">AEX-2</text:a></text:span><text:span text:style-name="T1">. </text:span>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table:number-columns-repeated="2" office:value-type="string">
            <text:p>OLLL</text:p>
          </table:table-cell>
          <table:table-cell office:value-type="string">
            <text:p>Glutamate</text:p>
          </table:table-cell>
          <table:table-cell table:style-name="ce6" office:value-type="string">
            <text:p><text:a xlink:href="http://www.wormbase.org/db/gene/locus?name=ser-2;class=Locus"> SER-2</text:a>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table:number-columns-repeated="2" office:value-type="string">
            <text:p>OLLR</text:p>
          </table:table-cell>
          <table:table-cell office:value-type="string">
            <text:p>Glutamate</text:p>
          </table:table-cell>
          <table:table-cell table:style-name="ce6" office:value-type="string">
            <text:p><text:a xlink:href="http://www.wormbase.org/db/gene/locus?name=ser-2;class=Locus"> SER-2</text:a>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table:number-columns-repeated="2" office:value-type="string">
            <text:p>OLQDL</text:p>
          </table:table-cell>
          <table:table-cell office:value-type="string">
            <text:p>Glutamate</text:p>
          </table:table-cell>
          <table:table-cell table:style-name="ce6" office:value-type="string">
            <text:p><text:a xlink:href="http://www.wormbase.org/db/gene/gene?name=WBGene00003889;class=Gene">OSM-9</text:a>.<text:a xlink:href="http://www.wormbase.org/db/gene/gene?name=WBGene00003841;class=Gene">OCR-4</text:a>. <text:a xlink:href="http://wormbase.org/db/gene/gene?name=WBGene00003807;class=Gene">NPR-1</text:a>.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table:number-columns-repeated="2" office:value-type="string">
            <text:p>OLQDR</text:p>
          </table:table-cell>
          <table:table-cell office:value-type="string">
            <text:p>Glutamate</text:p>
          </table:table-cell>
          <table:table-cell table:style-name="ce6" office:value-type="string">
            <text:p><text:a xlink:href="http://www.wormbase.org/db/gene/gene?name=WBGene00003889;class=Gene">OSM-9</text:a>.<text:a xlink:href="http://www.wormbase.org/db/gene/gene?name=WBGene00003841;class=Gene">OCR-4</text:a>. <text:a xlink:href="http://wormbase.org/db/gene/gene?name=WBGene00003807;class=Gene">NPR-1</text:a>.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table:number-columns-repeated="2" office:value-type="string">
            <text:p>OLQVL</text:p>
          </table:table-cell>
          <table:table-cell office:value-type="string">
            <text:p>Glutamate</text:p>
          </table:table-cell>
          <table:table-cell table:style-name="ce6" office:value-type="string">
            <text:p><text:a xlink:href="http://www.wormbase.org/db/gene/gene?name=WBGene00003889;class=Gene">OSM-9</text:a>.<text:a xlink:href="http://www.wormbase.org/db/gene/gene?name=WBGene00003841;class=Gene">OCR-4</text:a>. <text:a xlink:href="http://wormbase.org/db/gene/gene?name=WBGene00003807;class=Gene">NPR-1</text:a>.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table:number-columns-repeated="2" office:value-type="string">
            <text:p>OLQVR</text:p>
          </table:table-cell>
          <table:table-cell office:value-type="string">
            <text:p>Glutamate</text:p>
          </table:table-cell>
          <table:table-cell table:style-name="ce6" office:value-type="string">
            <text:p><text:a xlink:href="http://www.wormbase.org/db/gene/gene?name=WBGene00003889;class=Gene">OSM-9</text:a>.<text:a xlink:href="http://www.wormbase.org/db/gene/gene?name=WBGene00003841;class=Gene">OCR-4</text:a>. <text:a xlink:href="http://wormbase.org/db/gene/gene?name=WBGene00003807;class=Gene">NPR-1</text:a>.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table:number-columns-repeated="2" office:value-type="string">
            <text:p>PDA</text:p>
          </table:table-cell>
          <table:table-cell office:value-type="string">
            <text:p>-</text:p>
          </table:table-cell>
          <table:table-cell table:style-name="ce6" office:value-type="string">
            <text:p>Expresses an excitatory GABA receptor subunit, EXP-1. UNC-8. SER-2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table:number-columns-repeated="2" office:value-type="string">
            <text:p>PDB</text:p>
          </table:table-cell>
          <table:table-cell office:value-type="string">
            <text:p>-</text:p>
          </table:table-cell>
          <table:table-cell table:style-name="ce6" office:value-type="string">
            <text:p><text:a xlink:href="http://www.wormbase.org/db/gene/gene?name=WBGene00006748;class=Gene">UNC-8</text:a>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table:number-columns-repeated="2" office:value-type="string">
            <text:p>PDEL</text:p>
          </table:table-cell>
          <table:table-cell office:value-type="string">
            <text:p>Dopamine</text:p>
          </table:table-cell>
          <table:table-cell table:style-name="ce6" office:value-type="string">
            <text:p><text:a xlink:href="http://www.wormbase.org/db/gene/gene?name=WBGene00001053;class=Gene">DOP-2</text:a>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table:number-columns-repeated="2" office:value-type="string">
            <text:p>PDER</text:p>
          </table:table-cell>
          <table:table-cell office:value-type="string">
            <text:p>Dopamine</text:p>
          </table:table-cell>
          <table:table-cell table:style-name="ce6" office:value-type="string">
            <text:p><text:a xlink:href="http://www.wormbase.org/db/gene/gene?name=WBGene00001053;class=Gene">DOP-2</text:a>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table:number-columns-repeated="2" office:value-type="string">
            <text:p>PHAL</text:p>
          </table:table-cell>
          <table:table-cell/>
          <table:table-cell table:style-name="ce7" office:value-type="string">
            <text:p><text:span text:style-name="T1"><text:a xlink:href="http://www.wormbase.org/db/gene/gene?name=WBGene00001538;class=Gene%22%20%5Ct%20%22_blank">GCY-12</text:a></text:span><text:span text:style-name="T1">. </text:span><text:span text:style-name="T1"><text:a xlink:href="http://www.wormbase.org/db/gene/gene?name=WBGene00003889;class=Gene%22%20%5Ct%20%22_blank">OSM-9</text:a></text:span><text:span text:style-name="T1"> and</text:span><text:span text:style-name="T1"><text:a xlink:href="http://www.wormbase.org/db/gene/gene?name=WBGene00003839;class=Gene%22%20%5Ct%20%22_blank"> OCR-2</text:a></text:span><text:span text:style-name="T1">. </text:span><text:span text:style-name="T1"><text:a xlink:href="http://www.wormbase.org/db/gene/gene?name=WBGene00005170;class=Gene%22%20%5Ct%20%22_blank">SRG-13</text:a></text:span><text:span text:style-name="T1"> </text:span><text:span text:style-name="T1">and </text:span><text:span text:style-name="T1"><text:a xlink:href="http://www.wormbase.org/db/gene/gene?name=WBGene00005071;class=Gene%22%20%5Ct%20%22_blank">SRB-6</text:a></text:span><text:span text:style-name="T1">. </text:span><text:span text:style-name="T1"><text:a xlink:href="http://wormbase.org/db/gene/gene?name=WBGene00003807;class=Gene%22%20%5Ct%20%22_blank">NPR-1</text:a></text:span><text:span text:style-name="T1">.</text:span>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table:number-columns-repeated="2" office:value-type="string">
            <text:p>PHAR</text:p>
          </table:table-cell>
          <table:table-cell/>
          <table:table-cell table:style-name="ce7" office:value-type="string">
            <text:p><text:span text:style-name="T1"><text:a xlink:href="http://www.wormbase.org/db/gene/gene?name=WBGene00001538;class=Gene%22%20%5Ct%20%22_blank">GCY-12</text:a></text:span><text:span text:style-name="T1">. </text:span><text:span text:style-name="T1"><text:a xlink:href="http://www.wormbase.org/db/gene/gene?name=WBGene00003889;class=Gene%22%20%5Ct%20%22_blank">OSM-9</text:a></text:span><text:span text:style-name="T1"> and</text:span><text:span text:style-name="T1"><text:a xlink:href="http://www.wormbase.org/db/gene/gene?name=WBGene00003839;class=Gene%22%20%5Ct%20%22_blank"> OCR-2</text:a></text:span><text:span text:style-name="T1">. </text:span><text:span text:style-name="T1"><text:a xlink:href="http://www.wormbase.org/db/gene/gene?name=WBGene00005170;class=Gene%22%20%5Ct%20%22_blank">SRG-13</text:a></text:span><text:span text:style-name="T1"> </text:span><text:span text:style-name="T1">and </text:span><text:span text:style-name="T1"><text:a xlink:href="http://www.wormbase.org/db/gene/gene?name=WBGene00005071;class=Gene%22%20%5Ct%20%22_blank">SRB-6</text:a></text:span><text:span text:style-name="T1">. </text:span><text:span text:style-name="T1"><text:a xlink:href="http://wormbase.org/db/gene/gene?name=WBGene00003807;class=Gene%22%20%5Ct%20%22_blank">NPR-1</text:a></text:span><text:span text:style-name="T1">.</text:span>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table:number-columns-repeated="2" office:value-type="string">
            <text:p>PHBL</text:p>
          </table:table-cell>
          <table:table-cell office:value-type="string">
            <text:p>Serotonin</text:p>
          </table:table-cell>
          <table:table-cell table:style-name="ce7" office:value-type="string">
            <text:p><text:span text:style-name="T1"><text:a xlink:href="http://www.wormbase.org/db/gene/gene?name=WBGene00003889;class=Gene%22%20%5Ct%20%22_blank">OSM-9</text:a></text:span><text:span text:style-name="T1"> and</text:span><text:span text:style-name="T1"><text:a xlink:href="http://www.wormbase.org/db/gene/gene?name=WBGene00003839;class=Gene%22%20%5Ct%20%22_blank"> OCR-2</text:a></text:span><text:span text:style-name="T1">. </text:span><text:span text:style-name="T1"><text:a xlink:href="http://www.wormbase.org/db/gene/gene?name=WBGene00005071;class=Gene%22%20%5Ct%20%22_blank">SRB-6</text:a></text:span><text:span text:style-name="T1">. </text:span><text:span text:style-name="T1"><text:a xlink:href="http://wormbase.org/db/gene/gene?name=WBGene00003807;class=Gene%22%20%5Ct%20%22_blank">NPR-1</text:a></text:span><text:span text:style-name="T1">.</text:span>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table:number-columns-repeated="2" office:value-type="string">
            <text:p>PHBR</text:p>
          </table:table-cell>
          <table:table-cell office:value-type="string">
            <text:p>Serotonin</text:p>
          </table:table-cell>
          <table:table-cell table:style-name="ce7" office:value-type="string">
            <text:p><text:span text:style-name="T1"><text:a xlink:href="http://www.wormbase.org/db/gene/gene?name=WBGene00003889;class=Gene%22%20%5Ct%20%22_blank">OSM-9</text:a></text:span><text:span text:style-name="T1"> and</text:span><text:span text:style-name="T1"><text:a xlink:href="http://www.wormbase.org/db/gene/gene?name=WBGene00003839;class=Gene%22%20%5Ct%20%22_blank"> OCR-2</text:a></text:span><text:span text:style-name="T1">. </text:span><text:span text:style-name="T1"><text:a xlink:href="http://www.wormbase.org/db/gene/gene?name=WBGene00005071;class=Gene%22%20%5Ct%20%22_blank">SRB-6</text:a></text:span><text:span text:style-name="T1">. </text:span><text:span text:style-name="T1"><text:a xlink:href="http://wormbase.org/db/gene/gene?name=WBGene00003807;class=Gene%22%20%5Ct%20%22_blank">NPR-1</text:a></text:span><text:span text:style-name="T1">.</text:span>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table:number-columns-repeated="2" office:value-type="string">
            <text:p>PHCL</text:p>
          </table:table-cell>
          <table:table-cell office:value-type="string">
            <text:p>-</text:p>
          </table:table-cell>
          <table:table-cell table:style-name="ce6" office:value-type="string">
            <text:p><text:a xlink:href="http://www.wormbase.org/db/gene/gene?name=WBGene00001052;class=Gene">DOP-1</text:a>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table:number-columns-repeated="2" office:value-type="string">
            <text:p>PHCR</text:p>
          </table:table-cell>
          <table:table-cell office:value-type="string">
            <text:p>-</text:p>
          </table:table-cell>
          <table:table-cell table:style-name="ce6" office:value-type="string">
            <text:p><text:a xlink:href="http://www.wormbase.org/db/gene/gene?name=WBGene00001052;class=Gene">DOP-1</text:a>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table:number-columns-repeated="2" office:value-type="string">
            <text:p>PLML</text:p>
          </table:table-cell>
          <table:table-cell office:value-type="string">
            <text:p>Glutamate</text:p>
          </table:table-cell>
          <table:table-cell table:style-name="ce7" office:value-type="string">
            <text:p><text:span text:style-name="T1"><text:a xlink:href="http://www.wormbase.org/db/gene/gene?name=WBGene00003166;class=Gene%22%20%5Ct%20%22_blank">MEC-2</text:a></text:span><text:span text:style-name="T1">, </text:span><text:span text:style-name="T1"><text:a xlink:href="http://www.wormbase.org/db/gene/gene?name=WBGene00003168;class=Gene%22%20%5Ct%20%22_blank">MEC-4</text:a></text:span><text:span text:style-name="T1">, </text:span><text:span text:style-name="T1"><text:a xlink:href="http://www.wormbase.org/db/gene/gene?name=WBGene00003170;class=Gene%22%20%5Ct%20%22_blank">MEC-6</text:a></text:span><text:span text:style-name="T1">. </text:span><text:span text:style-name="T1"><text:a xlink:href="http://www.wormbase.org/db/gene/gene?name=WBGene00003173;class=Gene%22%20%5Ct%20%22_blank">MEC-9</text:a></text:span><text:span text:style-name="T1"> and </text:span><text:span text:style-name="T1"><text:a xlink:href="http://www.wormbase.org/db/gene/gene?name=WBGene00003170;class=Gene%22%20%5Ct%20%22_blank">MEC-6</text:a></text:span><text:span text:style-name="T1">. </text:span><text:span text:style-name="T1"><text:a xlink:href="http://www.wormbase.org/db/gene/gene?name=WBGene00001619;class=Gene%22%20%5Ct%20%22_blank">GLR-8</text:a></text:span><text:span text:style-name="T1">. </text:span><text:span text:style-name="T1"><text:a xlink:href="http://www.wormbase.org/db/gene/locus?name=deg-3;class=Locus%22%20%5Ct%20%22_blank">DEG-3</text:a></text:span><text:span text:style-name="T1"> and </text:span><text:span text:style-name="T1"><text:a xlink:href="http://www.wormbase.org/db/gene/gene?name=WBGene00000955;class=Gene%22%20%5Ct%20%22_blank">DES-2</text:a></text:span><text:span text:style-name="T1">. </text:span><text:span text:style-name="T1"><text:a xlink:href="http://www.wormbase.org/db/gene/gene?name=WBGene00001052;class=Gene%22%20%5Ct%20%22_blank">DOP-1</text:a></text:span><text:span text:style-name="T1">.</text:span>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table:number-columns-repeated="2" office:value-type="string">
            <text:p>PLMR</text:p>
          </table:table-cell>
          <table:table-cell office:value-type="string">
            <text:p>Glutamate</text:p>
          </table:table-cell>
          <table:table-cell table:style-name="ce7" office:value-type="string">
            <text:p><text:span text:style-name="T1"><text:a xlink:href="http://www.wormbase.org/db/gene/gene?name=WBGene00003166;class=Gene%22%20%5Ct%20%22_blank">MEC-2</text:a></text:span><text:span text:style-name="T1">, </text:span><text:span text:style-name="T1"><text:a xlink:href="http://www.wormbase.org/db/gene/gene?name=WBGene00003168;class=Gene%22%20%5Ct%20%22_blank">MEC-4</text:a></text:span><text:span text:style-name="T1">, </text:span><text:span text:style-name="T1"><text:a xlink:href="http://www.wormbase.org/db/gene/gene?name=WBGene00003170;class=Gene%22%20%5Ct%20%22_blank">MEC-6</text:a></text:span><text:span text:style-name="T1">. </text:span><text:span text:style-name="T1"><text:a xlink:href="http://www.wormbase.org/db/gene/gene?name=WBGene00003173;class=Gene%22%20%5Ct%20%22_blank">MEC-9</text:a></text:span><text:span text:style-name="T1"> and </text:span><text:span text:style-name="T1"><text:a xlink:href="http://www.wormbase.org/db/gene/gene?name=WBGene00003170;class=Gene%22%20%5Ct%20%22_blank">MEC-6</text:a></text:span><text:span text:style-name="T1">. </text:span><text:span text:style-name="T1"><text:a xlink:href="http://www.wormbase.org/db/gene/gene?name=WBGene00001619;class=Gene%22%20%5Ct%20%22_blank">GLR-8</text:a></text:span><text:span text:style-name="T1">. </text:span><text:span text:style-name="T1"><text:a xlink:href="http://www.wormbase.org/db/gene/locus?name=deg-3;class=Locus%22%20%5Ct%20%22_blank">DEG-3</text:a></text:span><text:span text:style-name="T1"> and </text:span><text:span text:style-name="T1"><text:a xlink:href="http://www.wormbase.org/db/gene/gene?name=WBGene00000955;class=Gene%22%20%5Ct%20%22_blank">DES-2</text:a></text:span><text:span text:style-name="T1">. </text:span><text:span text:style-name="T1"><text:a xlink:href="http://www.wormbase.org/db/gene/gene?name=WBGene00001052;class=Gene%22%20%5Ct%20%22_blank">DOP-1</text:a></text:span><text:span text:style-name="T1">.</text:span>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table:number-columns-repeated="2" office:value-type="string">
            <text:p>PLNL</text:p>
          </table:table-cell>
          <table:table-cell office:value-type="string">
            <text:p>Acetylcholine</text:p>
          </table:table-cell>
          <table:table-cell table:style-name="ce6" office:value-type="string">
            <text:p><text:a xlink:href="http://www.wormbase.org/db/gene/gene?name=WBGene00001052;class=Gene">DOP-1</text:a>, gcy-35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table:number-columns-repeated="2" office:value-type="string">
            <text:p>PLNR</text:p>
          </table:table-cell>
          <table:table-cell office:value-type="string">
            <text:p>Acetylcholine</text:p>
          </table:table-cell>
          <table:table-cell table:style-name="ce6" office:value-type="string">
            <text:p><text:a xlink:href="http://www.wormbase.org/db/gene/gene?name=WBGene00001052;class=Gene">DOP-1</text:a>, gcy-35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table:number-columns-repeated="2" office:value-type="string">
            <text:p>PQR</text:p>
          </table:table-cell>
          <table:table-cell office:value-type="string">
            <text:p>-</text:p>
          </table:table-cell>
          <table:table-cell table:style-name="ce7" office:value-type="string">
            <text:p><text:span text:style-name="T1"><text:a xlink:href="http://www.wormbase.org/db/gene/gene?name=WBGene00001552;class=Gene%22%20%5Ct%20%22_blank">GCY-32</text:a></text:span><text:span text:style-name="T1">. </text:span><text:span text:style-name="T1"><text:a xlink:href="http://www.wormbase.org/db/gene/gene?name=WBGene00003807;class=Gene%22%20%5Ct%20%22_blank">NPR-1</text:a></text:span><text:span text:style-name="T1">. </text:span><text:span text:style-name="T1"><text:a xlink:href="http://www.wormbase.org/db/gene/gene?name=WBGene00001555;class=Gene%22%20%5Ct%20%22_blank">GCY-35 </text:a></text:span><text:span text:style-name="T1">.</text:span>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table:number-columns-repeated="2" office:value-type="string">
            <text:p>PVCL</text:p>
          </table:table-cell>
          <table:table-cell office:value-type="string">
            <text:p>-</text:p>
          </table:table-cell>
          <table:table-cell office:value-type="string">
            <text:p>DEG-3, SER-2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table:number-columns-repeated="2" office:value-type="string">
            <text:p>PVCR</text:p>
          </table:table-cell>
          <table:table-cell office:value-type="string">
            <text:p>-</text:p>
          </table:table-cell>
          <table:table-cell office:value-type="string">
            <text:p>DEG-3, SER-2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table:number-columns-repeated="2" office:value-type="string">
            <text:p>PVDL</text:p>
          </table:table-cell>
          <table:table-cell office:value-type="string">
            <text:p>Glutamate</text:p>
          </table:table-cell>
          <table:table-cell table:style-name="ce8" office:value-type="string">
            <text:p><text:span text:style-name="T2"><text:a xlink:href="http://wormbase.org/db/gene/gene?name=WBGene00003174;class=Gene%22%20%5Ct%20%22_blank">MEC-10</text:a></text:span><text:span text:style-name="T2">, </text:span><text:span text:style-name="T2"><text:a xlink:href="http://www.wormbase.org/db/gene/gene?name=WBGene00003173;class=Gene%22%20%5Ct%20%22_blank">MEC-9</text:a></text:span><text:span text:style-name="T2">, </text:span><text:span text:style-name="T2"><text:a xlink:href="http://www.wormbase.org/db/gene/gene?name=WBGene00003170;class=Gene%22%20%5Ct%20%22_blank">MEC-6</text:a></text:span><text:span text:style-name="T2">. </text:span><text:span text:style-name="T2"><text:a xlink:href="http://www.wormbase.org/db/gene/gene?name=WBGene00003889;class=Gene%22%20%5Ct%20%22_blank">OSM-9</text:a></text:span><text:span text:style-name="T2">. </text:span><text:span text:style-name="T2"><text:a xlink:href="http://www.wormbase.org/db/gene/locus?name=ser-2;class=Locus%22%20%5Ct%20%22_blank">SER-2</text:a></text:span><text:span text:style-name="T2">. </text:span><text:span text:style-name="T2"><text:a xlink:href="http://www.wormbase.org/db/gene/locus?name=deg-3;class=Locus%22%20%5Ct%20%22_blank">DEG-3</text:a></text:span><text:span text:style-name="T2"> and </text:span><text:span text:style-name="T2"><text:a xlink:href="http://www.wormbase.org/db/gene/gene?name=WBGene00000955;class=Gene%22%20%5Ct%20%22_blank">DES-2</text:a></text:span><text:span text:style-name="T2">. </text:span><text:span text:style-name="T2"><text:a xlink:href="http://www.wormbase.org/db/gene/gene?name=WBGene00001615;class=Gene%22%20%5Ct%20%22_blank">GLR-4</text:a></text:span><text:span text:style-name="T2">. </text:span><text:span text:style-name="T2">DOP-3</text:span>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table:number-columns-repeated="2" office:value-type="string">
            <text:p>PVDR</text:p>
          </table:table-cell>
          <table:table-cell office:value-type="string">
            <text:p>Glutamate</text:p>
          </table:table-cell>
          <table:table-cell table:style-name="ce8" office:value-type="string">
            <text:p><text:span text:style-name="T2"><text:a xlink:href="http://wormbase.org/db/gene/gene?name=WBGene00003174;class=Gene%22%20%5Ct%20%22_blank">MEC-10</text:a></text:span><text:span text:style-name="T2">, </text:span><text:span text:style-name="T2"><text:a xlink:href="http://www.wormbase.org/db/gene/gene?name=WBGene00003173;class=Gene%22%20%5Ct%20%22_blank">MEC-9</text:a></text:span><text:span text:style-name="T2">, </text:span><text:span text:style-name="T2"><text:a xlink:href="http://www.wormbase.org/db/gene/gene?name=WBGene00003170;class=Gene%22%20%5Ct%20%22_blank">MEC-6</text:a></text:span><text:span text:style-name="T2">. </text:span><text:span text:style-name="T2"><text:a xlink:href="http://www.wormbase.org/db/gene/gene?name=WBGene00003889;class=Gene%22%20%5Ct%20%22_blank">OSM-9</text:a></text:span><text:span text:style-name="T2">. </text:span><text:span text:style-name="T2"><text:a xlink:href="http://www.wormbase.org/db/gene/locus?name=ser-2;class=Locus%22%20%5Ct%20%22_blank">SER-2</text:a></text:span><text:span text:style-name="T2">. </text:span><text:span text:style-name="T2"><text:a xlink:href="http://www.wormbase.org/db/gene/locus?name=deg-3;class=Locus%22%20%5Ct%20%22_blank">DEG-3</text:a></text:span><text:span text:style-name="T2"> and </text:span><text:span text:style-name="T2"><text:a xlink:href="http://www.wormbase.org/db/gene/gene?name=WBGene00000955;class=Gene%22%20%5Ct%20%22_blank">DES-2</text:a></text:span><text:span text:style-name="T2">. </text:span><text:span text:style-name="T2"><text:a xlink:href="http://www.wormbase.org/db/gene/gene?name=WBGene00001615;class=Gene%22%20%5Ct%20%22_blank">GLR-4</text:a></text:span><text:span text:style-name="T2">. </text:span><text:span text:style-name="T2">DOP-3</text:span>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table:number-columns-repeated="2" office:value-type="string">
            <text:p>PVM</text:p>
          </table:table-cell>
          <table:table-cell office:value-type="string">
            <text:p>-</text:p>
          </table:table-cell>
          <table:table-cell table:style-name="ce8" office:value-type="string">
            <text:p><text:span text:style-name="T2">GAR-1. </text:span><text:span text:style-name="T2"><text:a xlink:href="http://www.wormbase.org/db/gene/locus?name=mec-2;class=Locus%22%20%5Ct%20%22_blank">MEC-2</text:a></text:span><text:span text:style-name="T2">, </text:span><text:span text:style-name="T2"><text:a xlink:href="http://www.wormbase.org/db/gene/locus?name=mec-4;class=Locus">MEC-4</text:a></text:span><text:span text:style-name="T2">,</text:span><text:span text:style-name="T2"><text:a xlink:href="http://wormbase.org/db/gene/gene?name=WBGene00003174;class=Gene%22%20%5Ct%20%22_blank"> MEC-10</text:a></text:span><text:span text:style-name="T2">. </text:span><text:span text:style-name="T2"><text:a xlink:href="http://www.wormbase.org/db/gene/gene?name=WBGene00003173;class=Gene%22%20%5Ct%20%22_blank">MEC-9</text:a></text:span><text:span text:style-name="T2"> and </text:span><text:span text:style-name="T2"><text:a xlink:href="http://www.wormbase.org/db/gene/gene?name=WBGene00003170;class=Gene%22%20%5Ct%20%22_blank">MEC-6</text:a></text:span><text:span text:style-name="T2">. </text:span><text:span text:style-name="T2"><text:a xlink:href="http://www.wormbase.org/db/gene/gene?name=WBGene00006748;class=Gene%22%20%5Ct%20%22_blank">UNC-8</text:a></text:span><text:span text:style-name="T2">. </text:span><text:span text:style-name="T2">gcy-35.</text:span>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table:number-columns-repeated="2" office:value-type="string">
            <text:p>PVNL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float" office:value="179">
            <text:p>179</text:p>
          </table:table-cell>
          <table:table-cell table:number-columns-repeated="2" office:value-type="string">
            <text:p>PVNR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float" office:value="180">
            <text:p>180</text:p>
          </table:table-cell>
          <table:table-cell table:number-columns-repeated="2" office:value-type="string">
            <text:p>PVPL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float" office:value="181">
            <text:p>181</text:p>
          </table:table-cell>
          <table:table-cell table:number-columns-repeated="2" office:value-type="string">
            <text:p>PVPR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float" office:value="182">
            <text:p>182</text:p>
          </table:table-cell>
          <table:table-cell table:number-columns-repeated="2" office:value-type="string">
            <text:p>PVQL</text:p>
          </table:table-cell>
          <table:table-cell office:value-type="string">
            <text:p>-</text:p>
          </table:table-cell>
          <table:table-cell table:style-name="ce7" office:value-type="string">
            <text:p><text:span text:style-name="T1"><text:a xlink:href="http://www.wormbase.org/db/gene/gene?name=WBGene00001612;class=Gene%22%20%5Ct%20%22_blank">GLR-1</text:a></text:span><text:span text:style-name="T1"> and </text:span><text:span text:style-name="T1"><text:a xlink:href="http://www.wormbase.org/db/gene/gene?name=WBGene00001616;class=Gene%22%20%5Ct%20%22_blank">GLR-5</text:a></text:span><text:span text:style-name="T1">. </text:span><text:span text:style-name="T1"><text:a xlink:href="http://www.wormbase.org/db/gene/gene?name=WBGene00005032;class=Gene%22%20%5Ct%20%22_blank">SRA-6</text:a></text:span><text:span text:style-name="T1">. </text:span><text:span text:style-name="T1"><text:a xlink:href="http://www.wormbase.org/db/gene/gene?name=WBGene00001052;class=Gene%22%20%5Ct%20%22_blank">DOP-1</text:a></text:span><text:span text:style-name="T1">. </text:span><text:span text:style-name="T1"><text:a xlink:href="http://www.wormbase.org/db/gene/gene?name=WBGene00001586;class=Gene%22%20%5Ct%20%22_blank">GGR-1</text:a></text:span><text:span text:style-name="T1">.</text:span>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table:number-columns-repeated="2" office:value-type="string">
            <text:p>PVQR</text:p>
          </table:table-cell>
          <table:table-cell office:value-type="string">
            <text:p>-</text:p>
          </table:table-cell>
          <table:table-cell table:style-name="ce7" office:value-type="string">
            <text:p><text:span text:style-name="T1"><text:a xlink:href="http://www.wormbase.org/db/gene/gene?name=WBGene00001612;class=Gene%22%20%5Ct%20%22_blank">GLR-1</text:a></text:span><text:span text:style-name="T1"> and </text:span><text:span text:style-name="T1"><text:a xlink:href="http://www.wormbase.org/db/gene/gene?name=WBGene00001616;class=Gene%22%20%5Ct%20%22_blank">GLR-5</text:a></text:span><text:span text:style-name="T1">. </text:span><text:span text:style-name="T1"><text:a xlink:href="http://www.wormbase.org/db/gene/gene?name=WBGene00005032;class=Gene%22%20%5Ct%20%22_blank">SRA-6</text:a></text:span><text:span text:style-name="T1">. </text:span><text:span text:style-name="T1"><text:a xlink:href="http://www.wormbase.org/db/gene/gene?name=WBGene00001052;class=Gene%22%20%5Ct%20%22_blank">DOP-1</text:a></text:span><text:span text:style-name="T1">. </text:span><text:span text:style-name="T1"><text:a xlink:href="http://www.wormbase.org/db/gene/gene?name=WBGene00001586;class=Gene%22%20%5Ct%20%22_blank">GGR-1</text:a></text:span><text:span text:style-name="T1">.</text:span>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table:number-columns-repeated="2" office:value-type="string">
            <text:p>PVR</text:p>
          </table:table-cell>
          <table:table-cell office:value-type="string">
            <text:p>Glutamate</text:p>
          </table:table-cell>
          <table:table-cell office:value-type="string">
            <text:p>GGR-1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table:number-columns-repeated="2" office:value-type="string">
            <text:p>PVT</text:p>
          </table:table-cell>
          <table:table-cell office:value-type="string">
            <text:p>-</text:p>
          </table:table-cell>
          <table:table-cell table:style-name="ce6" office:value-type="string">
            <text:p><text:a xlink:href="http://wormbase.org/db/gene/gene?name=WBGene00004777;class=Gene">SER-2</text:a>. <text:a xlink:href="http://wormbase.org/db/gene/gene?name=WBGene00004779;class=Gene">SER-4</text:a>.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table:number-columns-repeated="2" office:value-type="string">
            <text:p>PVWL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float" office:value="187">
            <text:p>187</text:p>
          </table:table-cell>
          <table:table-cell table:number-columns-repeated="2" office:value-type="string">
            <text:p>PVWR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float" office:value="188">
            <text:p>188</text:p>
          </table:table-cell>
          <table:table-cell table:number-columns-repeated="2" office:value-type="string">
            <text:p>RIAL</text:p>
          </table:table-cell>
          <table:table-cell office:value-type="string">
            <text:p>-</text:p>
          </table:table-cell>
          <table:table-cell office:value-type="string">
            <text:p>Glr-3, glr-6, SER-2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table:number-columns-repeated="2" office:value-type="string">
            <text:p>RIAR</text:p>
          </table:table-cell>
          <table:table-cell office:value-type="string">
            <text:p>-</text:p>
          </table:table-cell>
          <table:table-cell office:value-type="string">
            <text:p>Glr-3, glr-6, SER-2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table:number-columns-repeated="2" office:value-type="string">
            <text:p>RIBL</text:p>
          </table:table-cell>
          <table:table-cell office:value-type="string">
            <text:p>-</text:p>
          </table:table-cell>
          <table:table-cell office:value-type="string">
            <text:p>DOP-1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table:number-columns-repeated="2" office:value-type="string">
            <text:p>RIBR</text:p>
          </table:table-cell>
          <table:table-cell office:value-type="string">
            <text:p>-</text:p>
          </table:table-cell>
          <table:table-cell office:value-type="string">
            <text:p>DOP-1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number-columns-repeated="2" office:value-type="string">
            <text:p>RICL</text:p>
          </table:table-cell>
          <table:table-cell office:value-type="string">
            <text:p>Octapamine</text:p>
          </table:table-cell>
          <table:table-cell office:value-type="string">
            <text:p>DOP-3, SER-2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table:number-columns-repeated="2" office:value-type="string">
            <text:p>RICR</text:p>
          </table:table-cell>
          <table:table-cell office:value-type="string">
            <text:p>Octapamine</text:p>
          </table:table-cell>
          <table:table-cell office:value-type="string">
            <text:p>DOP-3, SER-2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table:number-columns-repeated="2" office:value-type="string">
            <text:p>RID</text:p>
          </table:table-cell>
          <table:table-cell office:value-type="string">
            <text:p>GABA</text:p>
          </table:table-cell>
          <table:table-cell office:value-type="string">
            <text:p>EXP-1, SER-2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table:number-columns-repeated="2" office:value-type="string">
            <text:p>RIFL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float" office:value="196">
            <text:p>196</text:p>
          </table:table-cell>
          <table:table-cell table:number-columns-repeated="2" office:value-type="string">
            <text:p>RIFR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float" office:value="197">
            <text:p>197</text:p>
          </table:table-cell>
          <table:table-cell table:number-columns-repeated="2" office:value-type="string">
            <text:p>RIGL</text:p>
          </table:table-cell>
          <table:table-cell office:value-type="string">
            <text:p>FRMFemide</text:p>
          </table:table-cell>
          <table:table-cell/>
        </table:table-row>
        <table:table-row table:style-name="ro2">
          <table:table-cell office:value-type="float" office:value="198">
            <text:p>198</text:p>
          </table:table-cell>
          <table:table-cell table:number-columns-repeated="2" office:value-type="string">
            <text:p>RIGR</text:p>
          </table:table-cell>
          <table:table-cell office:value-type="string">
            <text:p>FRMFemide</text:p>
          </table:table-cell>
          <table:table-cell/>
        </table:table-row>
        <table:table-row table:style-name="ro2">
          <table:table-cell office:value-type="float" office:value="199">
            <text:p>199</text:p>
          </table:table-cell>
          <table:table-cell table:number-columns-repeated="2" office:value-type="string">
            <text:p>RIH</text:p>
          </table:table-cell>
          <table:table-cell office:value-type="string">
            <text:p>Serotonin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string">
            <text:p>RIML</text:p>
          </table:table-cell>
          <table:table-cell office:value-type="string">
            <text:p>Acetylcholine, Tyramine</text:p>
          </table:table-cell>
          <table:table-cell office:value-type="string">
            <text:p>DOP-1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table:number-columns-repeated="2" office:value-type="string">
            <text:p>RIMR</text:p>
          </table:table-cell>
          <table:table-cell office:value-type="string">
            <text:p>Acetylcholine, Tyramine</text:p>
          </table:table-cell>
          <table:table-cell office:value-type="string">
            <text:p>DOP-1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table:number-columns-repeated="2" office:value-type="string">
            <text:p>RIPL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float" office:value="203">
            <text:p>203</text:p>
          </table:table-cell>
          <table:table-cell table:number-columns-repeated="2" office:value-type="string">
            <text:p>RIPR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float" office:value="204">
            <text:p>204</text:p>
          </table:table-cell>
          <table:table-cell table:number-columns-repeated="2" office:value-type="string">
            <text:p>RIR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float" office:value="205">
            <text:p>205</text:p>
          </table:table-cell>
          <table:table-cell table:number-columns-repeated="2" office:value-type="string">
            <text:p>RIS</text:p>
          </table:table-cell>
          <table:table-cell office:value-type="string">
            <text:p>GABA</text:p>
          </table:table-cell>
          <table:table-cell table:style-name="ce7" office:value-type="string">
            <text:p><text:span text:style-name="T1"><text:a xlink:href="http://www.wormbase.org/db/gene/gene?name=WBGene00001612;class=Gene%22%20%5Ct%20%22_blank">GLR-1</text:a></text:span><text:span text:style-name="T1">. </text:span><text:span text:style-name="T1"><text:a xlink:href="http://www.wormbase.org/db/gene/gene?name=WBGene00004779;class=Gene%22%20%5Ct%20%22_blank">SER-4</text:a></text:span><text:span text:style-name="T1">. </text:span><text:span text:style-name="T1"><text:a xlink:href="http://www.wormbase.org/db/gene/locus?name=dop-1;class=Locus%22%20%5Ct%20%22_blank">DOP-1</text:a></text:span><text:span text:style-name="T1">.</text:span>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table:number-columns-repeated="2" office:value-type="string">
            <text:p>RIVL</text:p>
          </table:table-cell>
          <table:table-cell table:style-name="Default" office:value-type="string">
            <text:p>-</text:p>
          </table:table-cell>
          <table:table-cell table:style-name="Default"/>
        </table:table-row>
        <table:table-row table:style-name="ro2">
          <table:table-cell office:value-type="float" office:value="207">
            <text:p>207</text:p>
          </table:table-cell>
          <table:table-cell table:number-columns-repeated="2" office:value-type="string">
            <text:p>RIVR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float" office:value="208">
            <text:p>208</text:p>
          </table:table-cell>
          <table:table-cell table:number-columns-repeated="2" office:value-type="string">
            <text:p>RMDDL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209">
            <text:p>209</text:p>
          </table:table-cell>
          <table:table-cell table:number-columns-repeated="2" office:value-type="string">
            <text:p>RMDDR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210">
            <text:p>210</text:p>
          </table:table-cell>
          <table:table-cell table:number-columns-repeated="2" office:value-type="string">
            <text:p>RMDL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211">
            <text:p>211</text:p>
          </table:table-cell>
          <table:table-cell table:number-columns-repeated="2" office:value-type="string">
            <text:p>RMDR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212">
            <text:p>212</text:p>
          </table:table-cell>
          <table:table-cell table:number-columns-repeated="2" office:value-type="string">
            <text:p>RMDVL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213">
            <text:p>213</text:p>
          </table:table-cell>
          <table:table-cell table:number-columns-repeated="2" office:value-type="string">
            <text:p>RMDVR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214">
            <text:p>214</text:p>
          </table:table-cell>
          <table:table-cell table:number-columns-repeated="2" office:value-type="string">
            <text:p>RMED</text:p>
          </table:table-cell>
          <table:table-cell office:value-type="string">
            <text:p>GABA</text:p>
          </table:table-cell>
          <table:table-cell table:style-name="ce8" office:value-type="string">
            <text:p><text:span text:style-name="T2"><text:a xlink:href="http://www.wormbase.org/db/gene/gene?name=WBGene00000233;class=Gene%22%20%5Ct%20%22_blank">AVR-15</text:a></text:span><text:span text:style-name="T2">. </text:span><text:span text:style-name="T2"><text:a xlink:href="http://www.wormbase.org/db/gene/gene?name=WBGene00004777;class=Gene%22%20%5Ct%20%22_blank">SER-2</text:a></text:span>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table:number-columns-repeated="2" office:value-type="string">
            <text:p>RMEL</text:p>
          </table:table-cell>
          <table:table-cell office:value-type="string">
            <text:p>GABA</text:p>
          </table:table-cell>
          <table:table-cell table:style-name="ce8" office:value-type="string">
            <text:p><text:span text:style-name="T2"><text:a xlink:href="http://www.wormbase.org/db/gene/gene?name=WBGene00001612;class=Gene%22%20%5Ct%20%22_blank">GLR-1</text:a></text:span><text:span text:style-name="T2">. </text:span><text:span text:style-name="T2"><text:a xlink:href="http://www.wormbase.org/db/gene/gene?name=WBGene00004777;class=Gene%22%20%5Ct%20%22_blank">SER-2</text:a></text:span>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table:number-columns-repeated="2" office:value-type="string">
            <text:p>RMER</text:p>
          </table:table-cell>
          <table:table-cell office:value-type="string">
            <text:p>GABA</text:p>
          </table:table-cell>
          <table:table-cell table:style-name="ce8" office:value-type="string">
            <text:p><text:span text:style-name="T2"><text:a xlink:href="http://www.wormbase.org/db/gene/gene?name=WBGene00001612;class=Gene%22%20%5Ct%20%22_blank">GLR-1</text:a></text:span><text:span text:style-name="T2">. </text:span><text:span text:style-name="T2"><text:a xlink:href="http://www.wormbase.org/db/gene/gene?name=WBGene00004777;class=Gene%22%20%5Ct%20%22_blank">SER-2</text:a></text:span>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table:number-columns-repeated="2" office:value-type="string">
            <text:p>RMEV</text:p>
          </table:table-cell>
          <table:table-cell office:value-type="string">
            <text:p>GABA</text:p>
          </table:table-cell>
          <table:table-cell table:style-name="ce8" office:value-type="string">
            <text:p><text:span text:style-name="T2"><text:a xlink:href="http://www.wormbase.org/db/gene/gene?name=WBGene00000233;class=Gene%22%20%5Ct%20%22_blank">AVR-15</text:a></text:span><text:span text:style-name="T2">. </text:span><text:span text:style-name="T2"><text:a xlink:href="http://www.wormbase.org/db/gene/gene?name=WBGene00004777;class=Gene%22%20%5Ct%20%22_blank">SER-2</text:a></text:span>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table:number-columns-repeated="2" office:value-type="string">
            <text:p>RMFL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float" office:value="219">
            <text:p>219</text:p>
          </table:table-cell>
          <table:table-cell table:number-columns-repeated="2" office:value-type="string">
            <text:p>RMFR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float" office:value="220">
            <text:p>220</text:p>
          </table:table-cell>
          <table:table-cell table:number-columns-repeated="2" office:value-type="string">
            <text:p>RMGL</text:p>
          </table:table-cell>
          <table:table-cell office:value-type="string">
            <text:p>FRMFemide</text:p>
          </table:table-cell>
          <table:table-cell/>
        </table:table-row>
        <table:table-row table:style-name="ro2">
          <table:table-cell office:value-type="float" office:value="221">
            <text:p>221</text:p>
          </table:table-cell>
          <table:table-cell table:number-columns-repeated="2" office:value-type="string">
            <text:p>RMGR</text:p>
          </table:table-cell>
          <table:table-cell office:value-type="string">
            <text:p>FRMFemide</text:p>
          </table:table-cell>
          <table:table-cell/>
        </table:table-row>
        <table:table-row table:style-name="ro2">
          <table:table-cell office:value-type="float" office:value="222">
            <text:p>222</text:p>
          </table:table-cell>
          <table:table-cell table:number-columns-repeated="2" office:value-type="string">
            <text:p>RMHL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float" office:value="223">
            <text:p>223</text:p>
          </table:table-cell>
          <table:table-cell table:number-columns-repeated="2" office:value-type="string">
            <text:p>RMHR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float" office:value="224">
            <text:p>224</text:p>
          </table:table-cell>
          <table:table-cell table:number-columns-repeated="2" office:value-type="string">
            <text:p>SAADL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225">
            <text:p>225</text:p>
          </table:table-cell>
          <table:table-cell table:number-columns-repeated="2" office:value-type="string">
            <text:p>SAADR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226">
            <text:p>226</text:p>
          </table:table-cell>
          <table:table-cell table:number-columns-repeated="2" office:value-type="string">
            <text:p>SAAVL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227">
            <text:p>227</text:p>
          </table:table-cell>
          <table:table-cell table:number-columns-repeated="2" office:value-type="string">
            <text:p>SAAVR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228">
            <text:p>228</text:p>
          </table:table-cell>
          <table:table-cell table:number-columns-repeated="2" office:value-type="string">
            <text:p>SABD</text:p>
          </table:table-cell>
          <table:table-cell office:value-type="string">
            <text:p>Acetylcholine</text:p>
          </table:table-cell>
          <table:table-cell office:value-type="string">
            <text:p>EXP-1, SER-2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table:number-columns-repeated="2" office:value-type="string">
            <text:p>SABVL</text:p>
          </table:table-cell>
          <table:table-cell office:value-type="string">
            <text:p>Acetylcholine</text:p>
          </table:table-cell>
          <table:table-cell office:value-type="string">
            <text:p>DEL-1, SER-2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table:number-columns-repeated="2" office:value-type="string">
            <text:p>SABVR</text:p>
          </table:table-cell>
          <table:table-cell office:value-type="string">
            <text:p>Acetylcholine</text:p>
          </table:table-cell>
          <table:table-cell office:value-type="string">
            <text:p>DEL-1, SER-2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table:number-columns-repeated="2" office:value-type="string">
            <text:p>SDQL</text:p>
          </table:table-cell>
          <table:table-cell office:value-type="string">
            <text:p>Acetylcholine</text:p>
          </table:table-cell>
          <table:table-cell office:value-type="string">
            <text:p>GCY-35, SER-2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table:number-columns-repeated="2" office:value-type="string">
            <text:p>SDQR</text:p>
          </table:table-cell>
          <table:table-cell office:value-type="string">
            <text:p>Acetylcholine</text:p>
          </table:table-cell>
          <table:table-cell office:value-type="string">
            <text:p>GCY-35, SER-2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table:number-columns-repeated="2" office:value-type="string">
            <text:p>SIADL</text:p>
          </table:table-cell>
          <table:table-cell office:value-type="string">
            <text:p>Acetylcholine</text:p>
          </table:table-cell>
          <table:table-cell office:value-type="string">
            <text:p>DOP-3, GGR-3, GGR-2, SER-2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table:number-columns-repeated="2" office:value-type="string">
            <text:p>SIADR</text:p>
          </table:table-cell>
          <table:table-cell office:value-type="string">
            <text:p>Acetylcholine</text:p>
          </table:table-cell>
          <table:table-cell office:value-type="string">
            <text:p>DOP-3, GGR-3, GGR-2, SER-2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table:number-columns-repeated="2" office:value-type="string">
            <text:p>SIAVL</text:p>
          </table:table-cell>
          <table:table-cell office:value-type="string">
            <text:p>Acetylcholine</text:p>
          </table:table-cell>
          <table:table-cell office:value-type="string">
            <text:p>Ggr-2, DOP-3, SER-2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table:number-columns-repeated="2" office:value-type="string">
            <text:p>SIAVR</text:p>
          </table:table-cell>
          <table:table-cell office:value-type="string">
            <text:p>Acetylcholine</text:p>
          </table:table-cell>
          <table:table-cell office:value-type="string">
            <text:p>Ggr-2, DOP-3, SER-2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table:number-columns-repeated="2" office:value-type="string">
            <text:p>SIBDL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238">
            <text:p>238</text:p>
          </table:table-cell>
          <table:table-cell table:number-columns-repeated="2" office:value-type="string">
            <text:p>SIBDR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239">
            <text:p>239</text:p>
          </table:table-cell>
          <table:table-cell table:number-columns-repeated="2" office:value-type="string">
            <text:p>SIBVL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240">
            <text:p>240</text:p>
          </table:table-cell>
          <table:table-cell table:number-columns-repeated="2" office:value-type="string">
            <text:p>SIBVR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241">
            <text:p>241</text:p>
          </table:table-cell>
          <table:table-cell table:number-columns-repeated="2" office:value-type="string">
            <text:p>SMBDL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242">
            <text:p>242</text:p>
          </table:table-cell>
          <table:table-cell table:number-columns-repeated="2" office:value-type="string">
            <text:p>SMBDR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243">
            <text:p>243</text:p>
          </table:table-cell>
          <table:table-cell table:number-columns-repeated="2" office:value-type="string">
            <text:p>SMBVL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244">
            <text:p>244</text:p>
          </table:table-cell>
          <table:table-cell table:number-columns-repeated="2" office:value-type="string">
            <text:p>SMBVR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245">
            <text:p>245</text:p>
          </table:table-cell>
          <table:table-cell table:number-columns-repeated="2" office:value-type="string">
            <text:p>SMDDL</text:p>
          </table:table-cell>
          <table:table-cell office:value-type="string">
            <text:p>Acetylcholine</text:p>
          </table:table-cell>
          <table:table-cell office:value-type="string">
            <text:p>GGR-2, GGR-3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table:number-columns-repeated="2" office:value-type="string">
            <text:p>SMDDR</text:p>
          </table:table-cell>
          <table:table-cell office:value-type="string">
            <text:p>Acetylcholine</text:p>
          </table:table-cell>
          <table:table-cell office:value-type="string">
            <text:p>GGR-2, GGR-3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table:number-columns-repeated="2" office:value-type="string">
            <text:p>SMDVL</text:p>
          </table:table-cell>
          <table:table-cell office:value-type="string">
            <text:p>Acetylcholine</text:p>
          </table:table-cell>
          <table:table-cell office:value-type="string">
            <text:p>GGR-1, GGR-2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table:number-columns-repeated="2" office:value-type="string">
            <text:p>SMDVR</text:p>
          </table:table-cell>
          <table:table-cell office:value-type="string">
            <text:p>Acetylcholine</text:p>
          </table:table-cell>
          <table:table-cell office:value-type="string">
            <text:p>GGR-1, GGR-2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table:number-columns-repeated="2" office:value-type="string">
            <text:p>URADL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250">
            <text:p>250</text:p>
          </table:table-cell>
          <table:table-cell table:number-columns-repeated="2" office:value-type="string">
            <text:p>URADR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251">
            <text:p>251</text:p>
          </table:table-cell>
          <table:table-cell table:number-columns-repeated="2" office:value-type="string">
            <text:p>URAVL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252">
            <text:p>252</text:p>
          </table:table-cell>
          <table:table-cell table:number-columns-repeated="2" office:value-type="string">
            <text:p>URAVR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253">
            <text:p>253</text:p>
          </table:table-cell>
          <table:table-cell table:number-columns-repeated="2" office:value-type="string">
            <text:p>URBL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254">
            <text:p>254</text:p>
          </table:table-cell>
          <table:table-cell table:number-columns-repeated="2" office:value-type="string">
            <text:p>URBR</text:p>
          </table:table-cell>
          <table:table-cell office:value-type="string">
            <text:p>Acetylcholine</text:p>
          </table:table-cell>
          <table:table-cell/>
        </table:table-row>
        <table:table-row table:style-name="ro2">
          <table:table-cell office:value-type="float" office:value="255">
            <text:p>255</text:p>
          </table:table-cell>
          <table:table-cell table:number-columns-repeated="2" office:value-type="string">
            <text:p>URXL</text:p>
          </table:table-cell>
          <table:table-cell office:value-type="string">
            <text:p>-</text:p>
          </table:table-cell>
          <table:table-cell office:value-type="string">
            <text:p>GCY-32, gcy-35, NPR-1, SRA-10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table:number-columns-repeated="2" office:value-type="string">
            <text:p>URXR</text:p>
          </table:table-cell>
          <table:table-cell office:value-type="string">
            <text:p>-</text:p>
          </table:table-cell>
          <table:table-cell office:value-type="string">
            <text:p>GCY-32, gcy-35, NPR-1, SRA-10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table:number-columns-repeated="2" office:value-type="string">
            <text:p>URYDL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float" office:value="258">
            <text:p>258</text:p>
          </table:table-cell>
          <table:table-cell table:number-columns-repeated="2" office:value-type="string">
            <text:p>URYDR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float" office:value="259">
            <text:p>259</text:p>
          </table:table-cell>
          <table:table-cell table:number-columns-repeated="2" office:value-type="string">
            <text:p>URYVL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float" office:value="260">
            <text:p>260</text:p>
          </table:table-cell>
          <table:table-cell table:number-columns-repeated="2" office:value-type="string">
            <text:p>URYVR</text:p>
          </table:table-cell>
          <table:table-cell office:value-type="string">
            <text:p>-</text:p>
          </table:table-cell>
          <table:table-cell/>
        </table:table-row>
        <table:table-row table:style-name="ro2">
          <table:table-cell office:value-type="float" office:value="261">
            <text:p>261</text:p>
          </table:table-cell>
          <table:table-cell table:number-columns-repeated="2" office:value-type="string">
            <text:p>VA1</text:p>
          </table:table-cell>
          <table:table-cell office:value-type="string">
            <text:p>Acetylcholine</text:p>
          </table:table-cell>
          <table:table-cell office:value-type="string">
            <text:p>DEL-1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table:number-columns-repeated="2" office:value-type="string">
            <text:p>VA10</text:p>
          </table:table-cell>
          <table:table-cell office:value-type="string">
            <text:p>Acetylcholine</text:p>
          </table:table-cell>
          <table:table-cell office:value-type="string">
            <text:p>DEL-1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table:number-columns-repeated="2" office:value-type="string">
            <text:p>VA11</text:p>
          </table:table-cell>
          <table:table-cell office:value-type="string">
            <text:p>Acetylcholine</text:p>
          </table:table-cell>
          <table:table-cell office:value-type="string">
            <text:p>DEL-1</text:p>
          </table:table-cell>
        </table:table-row>
        <table:table-row table:style-name="ro2">
          <table:table-cell office:value-type="float" office:value="264">
            <text:p>264</text:p>
          </table:table-cell>
          <table:table-cell table:number-columns-repeated="2" office:value-type="string">
            <text:p>VA12</text:p>
          </table:table-cell>
          <table:table-cell office:value-type="string">
            <text:p>Acetylcholine</text:p>
          </table:table-cell>
          <table:table-cell office:value-type="string">
            <text:p>DEL-1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table:number-columns-repeated="2" office:value-type="string">
            <text:p>VA2</text:p>
          </table:table-cell>
          <table:table-cell office:value-type="string">
            <text:p>Acetylcholine</text:p>
          </table:table-cell>
          <table:table-cell office:value-type="string">
            <text:p>DEL-1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table:number-columns-repeated="2" office:value-type="string">
            <text:p>VA3</text:p>
          </table:table-cell>
          <table:table-cell office:value-type="string">
            <text:p>Acetylcholine</text:p>
          </table:table-cell>
          <table:table-cell office:value-type="string">
            <text:p>DEL-1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table:number-columns-repeated="2" office:value-type="string">
            <text:p>VA4</text:p>
          </table:table-cell>
          <table:table-cell office:value-type="string">
            <text:p>Acetylcholine</text:p>
          </table:table-cell>
          <table:table-cell office:value-type="string">
            <text:p>DEL-1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table:number-columns-repeated="2" office:value-type="string">
            <text:p>VA5</text:p>
          </table:table-cell>
          <table:table-cell office:value-type="string">
            <text:p>Acetylcholine</text:p>
          </table:table-cell>
          <table:table-cell office:value-type="string">
            <text:p>DEL-1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table:number-columns-repeated="2" office:value-type="string">
            <text:p>VA6</text:p>
          </table:table-cell>
          <table:table-cell office:value-type="string">
            <text:p>Acetylcholine</text:p>
          </table:table-cell>
          <table:table-cell office:value-type="string">
            <text:p>DEL-1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table:number-columns-repeated="2" office:value-type="string">
            <text:p>VA7</text:p>
          </table:table-cell>
          <table:table-cell office:value-type="string">
            <text:p>Acetylcholine</text:p>
          </table:table-cell>
          <table:table-cell office:value-type="string">
            <text:p>DEL-1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table:number-columns-repeated="2" office:value-type="string">
            <text:p>VA8</text:p>
          </table:table-cell>
          <table:table-cell office:value-type="string">
            <text:p>Acetylcholine</text:p>
          </table:table-cell>
          <table:table-cell office:value-type="string">
            <text:p>DEL-1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table:number-columns-repeated="2" office:value-type="string">
            <text:p>VA9</text:p>
          </table:table-cell>
          <table:table-cell office:value-type="string">
            <text:p>Acetylcholine</text:p>
          </table:table-cell>
          <table:table-cell office:value-type="string">
            <text:p>DEL-1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table:number-columns-repeated="2" office:value-type="string">
            <text:p>VB1</text:p>
          </table:table-cell>
          <table:table-cell office:value-type="string">
            <text:p>Acetylcholine</text:p>
          </table:table-cell>
          <table:table-cell office:value-type="string">
            <text:p>DEL-1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table:number-columns-repeated="2" office:value-type="string">
            <text:p>VB10</text:p>
          </table:table-cell>
          <table:table-cell office:value-type="string">
            <text:p>Acetylcholine</text:p>
          </table:table-cell>
          <table:table-cell office:value-type="string">
            <text:p>DEL-1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table:number-columns-repeated="2" office:value-type="string">
            <text:p>VB11</text:p>
          </table:table-cell>
          <table:table-cell office:value-type="string">
            <text:p>Acetylcholine</text:p>
          </table:table-cell>
          <table:table-cell office:value-type="string">
            <text:p>DEL-1</text:p>
          </table:table-cell>
        </table:table-row>
        <table:table-row table:style-name="ro2">
          <table:table-cell office:value-type="float" office:value="276">
            <text:p>276</text:p>
          </table:table-cell>
          <table:table-cell table:number-columns-repeated="2" office:value-type="string">
            <text:p>VB2</text:p>
          </table:table-cell>
          <table:table-cell office:value-type="string">
            <text:p>Acetylcholine</text:p>
          </table:table-cell>
          <table:table-cell office:value-type="string">
            <text:p>DEL-1</text:p>
          </table:table-cell>
        </table:table-row>
        <table:table-row table:style-name="ro2">
          <table:table-cell office:value-type="float" office:value="277">
            <text:p>277</text:p>
          </table:table-cell>
          <table:table-cell table:number-columns-repeated="2" office:value-type="string">
            <text:p>VB3</text:p>
          </table:table-cell>
          <table:table-cell office:value-type="string">
            <text:p>Acetylcholine</text:p>
          </table:table-cell>
          <table:table-cell office:value-type="string">
            <text:p>DEL-1</text:p>
          </table:table-cell>
        </table:table-row>
        <table:table-row table:style-name="ro2">
          <table:table-cell office:value-type="float" office:value="278">
            <text:p>278</text:p>
          </table:table-cell>
          <table:table-cell table:number-columns-repeated="2" office:value-type="string">
            <text:p>VB4</text:p>
          </table:table-cell>
          <table:table-cell office:value-type="string">
            <text:p>Acetylcholine</text:p>
          </table:table-cell>
          <table:table-cell office:value-type="string">
            <text:p>DEL-1</text:p>
          </table:table-cell>
        </table:table-row>
        <table:table-row table:style-name="ro2">
          <table:table-cell office:value-type="float" office:value="279">
            <text:p>279</text:p>
          </table:table-cell>
          <table:table-cell table:number-columns-repeated="2" office:value-type="string">
            <text:p>VB5</text:p>
          </table:table-cell>
          <table:table-cell office:value-type="string">
            <text:p>Acetylcholine</text:p>
          </table:table-cell>
          <table:table-cell office:value-type="string">
            <text:p>DEL-1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table:number-columns-repeated="2" office:value-type="string">
            <text:p>VB6</text:p>
          </table:table-cell>
          <table:table-cell office:value-type="string">
            <text:p>Acetylcholine</text:p>
          </table:table-cell>
          <table:table-cell office:value-type="string">
            <text:p>DEL-1</text:p>
          </table:table-cell>
        </table:table-row>
        <table:table-row table:style-name="ro2">
          <table:table-cell office:value-type="float" office:value="281">
            <text:p>281</text:p>
          </table:table-cell>
          <table:table-cell table:number-columns-repeated="2" office:value-type="string">
            <text:p>VB7</text:p>
          </table:table-cell>
          <table:table-cell office:value-type="string">
            <text:p>Acetylcholine</text:p>
          </table:table-cell>
          <table:table-cell office:value-type="string">
            <text:p>DEL-1</text:p>
          </table:table-cell>
        </table:table-row>
        <table:table-row table:style-name="ro2">
          <table:table-cell office:value-type="float" office:value="282">
            <text:p>282</text:p>
          </table:table-cell>
          <table:table-cell table:number-columns-repeated="2" office:value-type="string">
            <text:p>VB8</text:p>
          </table:table-cell>
          <table:table-cell office:value-type="string">
            <text:p>Acetylcholine</text:p>
          </table:table-cell>
          <table:table-cell office:value-type="string">
            <text:p>DEL-1</text:p>
          </table:table-cell>
        </table:table-row>
        <table:table-row table:style-name="ro2">
          <table:table-cell office:value-type="float" office:value="283">
            <text:p>283</text:p>
          </table:table-cell>
          <table:table-cell table:number-columns-repeated="2" office:value-type="string">
            <text:p>VB9</text:p>
          </table:table-cell>
          <table:table-cell office:value-type="string">
            <text:p>Acetylcholine</text:p>
          </table:table-cell>
          <table:table-cell office:value-type="string">
            <text:p>DEL-1</text:p>
          </table:table-cell>
        </table:table-row>
        <table:table-row table:style-name="ro2">
          <table:table-cell office:value-type="float" office:value="284">
            <text:p>284</text:p>
          </table:table-cell>
          <table:table-cell table:number-columns-repeated="2" office:value-type="string">
            <text:p>VC1</text:p>
          </table:table-cell>
          <table:table-cell office:value-type="string">
            <text:p>Serotonin, Acetylcholine</text:p>
          </table:table-cell>
          <table:table-cell table:style-name="ce6" office:value-type="string">
            <text:p><text:a xlink:href="http://www.wormbase.org/db/gene/gene?name=WBGene00001616;class=Gene">GLR-5</text:a>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table:number-columns-repeated="2" office:value-type="string">
            <text:p>VC2</text:p>
          </table:table-cell>
          <table:table-cell office:value-type="string">
            <text:p>Serotonin, Acetylcholine</text:p>
          </table:table-cell>
          <table:table-cell table:style-name="ce6" office:value-type="string">
            <text:p><text:a xlink:href="http://www.wormbase.org/db/gene/gene?name=WBGene00001616;class=Gene">GLR-5</text:a></text:p>
          </table:table-cell>
        </table:table-row>
        <table:table-row table:style-name="ro2">
          <table:table-cell office:value-type="float" office:value="286">
            <text:p>286</text:p>
          </table:table-cell>
          <table:table-cell table:number-columns-repeated="2" office:value-type="string">
            <text:p>VC3</text:p>
          </table:table-cell>
          <table:table-cell office:value-type="string">
            <text:p>Serotonin, Acetylcholine</text:p>
          </table:table-cell>
          <table:table-cell table:style-name="ce6" office:value-type="string">
            <text:p><text:a xlink:href="http://www.wormbase.org/db/gene/gene?name=WBGene00001616;class=Gene">GLR-5</text:a>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table:number-columns-repeated="2" office:value-type="string">
            <text:p>VC4</text:p>
          </table:table-cell>
          <table:table-cell office:value-type="string">
            <text:p>Serotonin, Acetylcholine</text:p>
          </table:table-cell>
          <table:table-cell table:style-name="ce6" office:value-type="string">
            <text:p><text:a xlink:href="http://www.wormbase.org/db/gene/gene?name=WBGene00001616;class=Gene">GLR-5</text:a>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table:number-columns-repeated="2" office:value-type="string">
            <text:p>VC5</text:p>
          </table:table-cell>
          <table:table-cell office:value-type="string">
            <text:p>Serotonin, Acetylcholine</text:p>
          </table:table-cell>
          <table:table-cell table:style-name="ce6" office:value-type="string">
            <text:p><text:a xlink:href="http://www.wormbase.org/db/gene/gene?name=WBGene00001616;class=Gene">GLR-5</text:a></text:p>
          </table:table-cell>
        </table:table-row>
        <table:table-row table:style-name="ro2">
          <table:table-cell office:value-type="float" office:value="289">
            <text:p>289</text:p>
          </table:table-cell>
          <table:table-cell table:number-columns-repeated="2" office:value-type="string">
            <text:p>VC6</text:p>
          </table:table-cell>
          <table:table-cell office:value-type="string">
            <text:p>Serotonin, Acetylcholine</text:p>
          </table:table-cell>
          <table:table-cell table:style-name="ce6" office:value-type="string">
            <text:p><text:a xlink:href="http://www.wormbase.org/db/gene/gene?name=WBGene00001616;class=Gene">GLR-5</text:a>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table:number-columns-repeated="2" office:value-type="string">
            <text:p>VD1</text:p>
          </table:table-cell>
          <table:table-cell office:value-type="string">
            <text:p>GABA</text:p>
          </table:table-cell>
          <table:table-cell office:value-type="string">
            <text:p>NPR-1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table:number-columns-repeated="2" office:value-type="string">
            <text:p>VD10</text:p>
          </table:table-cell>
          <table:table-cell office:value-type="string">
            <text:p>GABA</text:p>
          </table:table-cell>
          <table:table-cell office:value-type="string">
            <text:p>NPR-1</text:p>
          </table:table-cell>
        </table:table-row>
        <table:table-row table:style-name="ro2">
          <table:table-cell office:value-type="float" office:value="292">
            <text:p>292</text:p>
          </table:table-cell>
          <table:table-cell table:number-columns-repeated="2" office:value-type="string">
            <text:p>VD11</text:p>
          </table:table-cell>
          <table:table-cell office:value-type="string">
            <text:p>GABA</text:p>
          </table:table-cell>
          <table:table-cell office:value-type="string">
            <text:p>NPR-1</text:p>
          </table:table-cell>
        </table:table-row>
        <table:table-row table:style-name="ro2">
          <table:table-cell office:value-type="float" office:value="293">
            <text:p>293</text:p>
          </table:table-cell>
          <table:table-cell table:number-columns-repeated="2" office:value-type="string">
            <text:p>VD12</text:p>
          </table:table-cell>
          <table:table-cell office:value-type="string">
            <text:p>GABA</text:p>
          </table:table-cell>
          <table:table-cell office:value-type="string">
            <text:p>NPR-1</text:p>
          </table:table-cell>
        </table:table-row>
        <table:table-row table:style-name="ro2">
          <table:table-cell office:value-type="float" office:value="294">
            <text:p>294</text:p>
          </table:table-cell>
          <table:table-cell table:number-columns-repeated="2" office:value-type="string">
            <text:p>VD13</text:p>
          </table:table-cell>
          <table:table-cell office:value-type="string">
            <text:p>GABA</text:p>
          </table:table-cell>
          <table:table-cell office:value-type="string">
            <text:p>NPR-1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table:number-columns-repeated="2" office:value-type="string">
            <text:p>VD2</text:p>
          </table:table-cell>
          <table:table-cell office:value-type="string">
            <text:p>GABA</text:p>
          </table:table-cell>
          <table:table-cell office:value-type="string">
            <text:p>NPR-1</text:p>
          </table:table-cell>
        </table:table-row>
        <table:table-row table:style-name="ro2">
          <table:table-cell office:value-type="float" office:value="296">
            <text:p>296</text:p>
          </table:table-cell>
          <table:table-cell table:number-columns-repeated="2" office:value-type="string">
            <text:p>VD3</text:p>
          </table:table-cell>
          <table:table-cell office:value-type="string">
            <text:p>GABA</text:p>
          </table:table-cell>
          <table:table-cell office:value-type="string">
            <text:p>NPR-1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table:number-columns-repeated="2" office:value-type="string">
            <text:p>VD4</text:p>
          </table:table-cell>
          <table:table-cell office:value-type="string">
            <text:p>GABA</text:p>
          </table:table-cell>
          <table:table-cell office:value-type="string">
            <text:p>NPR-1</text:p>
          </table:table-cell>
        </table:table-row>
        <table:table-row table:style-name="ro2">
          <table:table-cell office:value-type="float" office:value="298">
            <text:p>298</text:p>
          </table:table-cell>
          <table:table-cell table:number-columns-repeated="2" office:value-type="string">
            <text:p>VD5</text:p>
          </table:table-cell>
          <table:table-cell office:value-type="string">
            <text:p>GABA</text:p>
          </table:table-cell>
          <table:table-cell office:value-type="string">
            <text:p>NPR-1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table:number-columns-repeated="2" office:value-type="string">
            <text:p>VD6</text:p>
          </table:table-cell>
          <table:table-cell office:value-type="string">
            <text:p>GABA</text:p>
          </table:table-cell>
          <table:table-cell office:value-type="string">
            <text:p>NPR-1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table:number-columns-repeated="2" office:value-type="string">
            <text:p>VD7</text:p>
          </table:table-cell>
          <table:table-cell office:value-type="string">
            <text:p>GABA</text:p>
          </table:table-cell>
          <table:table-cell office:value-type="string">
            <text:p>NPR-1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table:number-columns-repeated="2" office:value-type="string">
            <text:p>VD8</text:p>
          </table:table-cell>
          <table:table-cell office:value-type="string">
            <text:p>GABA</text:p>
          </table:table-cell>
          <table:table-cell office:value-type="string">
            <text:p>NPR-1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table:number-columns-repeated="2" office:value-type="string">
            <text:p>VD9</text:p>
          </table:table-cell>
          <table:table-cell office:value-type="string">
            <text:p>GABA</text:p>
          </table:table-cell>
          <table:table-cell office:value-type="string">
            <text:p>NPR-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currency-symbol/>
      <number:text>- </number:text>
    </number:currency-style>
    <number:text-style style:name="N5134" number:language="en" number:country="U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0">04/20/2011</text:date>, <text:time>20:2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istrator </meta:initial-creator>
    <meta:creation-date>2011-04-20T20:25:27</meta:creation-date>
    <dc:date>2011-04-20T20:25:45</dc:date>
    <dc:creator>Administrator </dc:creator>
    <meta:editing-duration>PT00H00M19S</meta:editing-duration>
    <meta:editing-cycles>1</meta:editing-cycles>
    <meta:document-statistic meta:table-count="3" meta:cell-count="1409" meta:object-count="0"/>
    <meta:generator>OpenOffice.org/3.2$Unix OpenOffice.org_project/320m19$Build-9505</meta:generator>
  </office:meta>
</office:document-meta>
</file>